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113ed" officeooo:paragraph-rsid="00d5fdb6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113ed" officeooo:paragraph-rsid="00dcd1aa"/>
    </style:style>
    <style:style style:name="P36" style:family="paragraph" style:parent-style-name="Standard">
      <style:paragraph-properties fo:text-align="center" style:justify-single-word="false"/>
      <style:text-properties style:font-name="Liberation Serif" officeooo:rsid="001113ed" officeooo:paragraph-rsid="00e0b15e"/>
    </style:style>
    <style:style style:name="P37" style:family="paragraph" style:parent-style-name="Standard">
      <style:paragraph-properties fo:text-align="center" style:justify-single-word="false"/>
      <style:text-properties style:font-name="Liberation Serif" officeooo:rsid="001113ed" officeooo:paragraph-rsid="00e3bb83"/>
    </style:style>
    <style:style style:name="P38" style:family="paragraph" style:parent-style-name="Standard">
      <style:paragraph-properties fo:text-align="center" style:justify-single-word="false"/>
      <style:text-properties style:font-name="Liberation Serif" officeooo:rsid="001113ed" officeooo:paragraph-rsid="00fbc469"/>
    </style:style>
    <style:style style:name="P39" style:family="paragraph" style:parent-style-name="Standard">
      <style:paragraph-properties fo:text-align="center" style:justify-single-word="false"/>
      <style:text-properties style:font-name="Liberation Serif" officeooo:rsid="001113ed" officeooo:paragraph-rsid="0103156c"/>
    </style:style>
    <style:style style:name="P40" style:family="paragraph" style:parent-style-name="Standard">
      <style:paragraph-properties fo:text-align="center" style:justify-single-word="false"/>
      <style:text-properties style:font-name="Liberation Serif" officeooo:rsid="001113ed" officeooo:paragraph-rsid="010708e6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77" style:family="paragraph" style:parent-style-name="Standard">
      <style:text-properties style:font-name="Liberation Serif" officeooo:rsid="001113ed" officeooo:paragraph-rsid="001113ed"/>
    </style:style>
    <style:style style:name="P78" style:family="paragraph" style:parent-style-name="Standard">
      <style:text-properties style:font-name="Liberation Serif" officeooo:rsid="00146fdd" officeooo:paragraph-rsid="00146fdd"/>
    </style:style>
    <style:style style:name="P79" style:family="paragraph" style:parent-style-name="Standard">
      <style:text-properties style:font-name="Liberation Serif" officeooo:rsid="00146fdd" officeooo:paragraph-rsid="001816b6"/>
    </style:style>
    <style:style style:name="P80" style:family="paragraph" style:parent-style-name="Standard">
      <style:text-properties style:font-name="Liberation Serif" officeooo:rsid="00146fdd" officeooo:paragraph-rsid="001944bd"/>
    </style:style>
    <style:style style:name="P81" style:family="paragraph" style:parent-style-name="Standard">
      <style:text-properties style:font-name="Liberation Serif" officeooo:rsid="001944bd" officeooo:paragraph-rsid="001944bd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20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24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8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40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41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42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43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44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45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46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47" style:family="paragraph" style:parent-style-name="Standard">
      <style:text-properties officeooo:rsid="00146fdd" officeooo:paragraph-rsid="001816b6"/>
    </style:style>
    <style:style style:name="P148" style:family="paragraph" style:parent-style-name="Standard">
      <style:text-properties officeooo:rsid="00146fdd" officeooo:paragraph-rsid="001944bd"/>
    </style:style>
    <style:style style:name="P149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50" style:family="paragraph" style:parent-style-name="Standard">
      <style:text-properties officeooo:paragraph-rsid="002ec8d4"/>
    </style:style>
    <style:style style:name="P151" style:family="paragraph" style:parent-style-name="Standard">
      <style:text-properties officeooo:paragraph-rsid="0074aa46"/>
    </style:style>
    <style:style style:name="P152" style:family="paragraph" style:parent-style-name="Standard">
      <style:text-properties officeooo:paragraph-rsid="0079f35b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60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6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6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6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64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9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81" style:family="paragraph" style:parent-style-name="Standard">
      <style:paragraph-properties fo:text-align="start" style:justify-single-word="false"/>
      <style:text-properties officeooo:paragraph-rsid="00b02c56"/>
    </style:style>
    <style:style style:name="P18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18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18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18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18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18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5fdb6"/>
    </style:style>
    <style:style style:name="P18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cd1aa"/>
    </style:style>
    <style:style style:name="P18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0b15e"/>
    </style:style>
    <style:style style:name="P19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3bb83"/>
    </style:style>
    <style:style style:name="P19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fbc469"/>
    </style:style>
    <style:style style:name="P19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3156c"/>
    </style:style>
    <style:style style:name="P19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8abcf"/>
    </style:style>
    <style:style style:name="P19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d27ed"/>
    </style:style>
    <style:style style:name="P19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d368d"/>
    </style:style>
    <style:style style:name="P19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19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19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19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20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ca40a" officeooo:paragraph-rsid="00cca40a"/>
    </style:style>
    <style:style style:name="P20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20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5fdb6" officeooo:paragraph-rsid="00dacacf"/>
    </style:style>
    <style:style style:name="P20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807fc"/>
    </style:style>
    <style:style style:name="P20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9cbdd"/>
    </style:style>
    <style:style style:name="P20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cd1aa"/>
    </style:style>
    <style:style style:name="P20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d9043"/>
    </style:style>
    <style:style style:name="P20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20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0b15e" officeooo:paragraph-rsid="00e0b15e"/>
    </style:style>
    <style:style style:name="P20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2a9e1" officeooo:paragraph-rsid="00e2a9e1"/>
    </style:style>
    <style:style style:name="P2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3bb83"/>
    </style:style>
    <style:style style:name="P2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4c046"/>
    </style:style>
    <style:style style:name="P2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e936ac"/>
    </style:style>
    <style:style style:name="P2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1148"/>
    </style:style>
    <style:style style:name="P2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968d"/>
    </style:style>
    <style:style style:name="P21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ee5204" officeooo:paragraph-rsid="00ee5204"/>
    </style:style>
    <style:style style:name="P2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e6033" officeooo:paragraph-rsid="00f1a84a"/>
    </style:style>
    <style:style style:name="P2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1a84a" officeooo:paragraph-rsid="00f1a84a"/>
    </style:style>
    <style:style style:name="P2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3968d"/>
    </style:style>
    <style:style style:name="P2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4e9dd"/>
    </style:style>
    <style:style style:name="P2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4e9dd"/>
    </style:style>
    <style:style style:name="P2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849fc"/>
    </style:style>
    <style:style style:name="P2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49fc" officeooo:paragraph-rsid="00f849fc"/>
    </style:style>
    <style:style style:name="P2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8f41d"/>
    </style:style>
    <style:style style:name="P2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99203"/>
    </style:style>
    <style:style style:name="P2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1eba" officeooo:paragraph-rsid="00f849fc"/>
    </style:style>
    <style:style style:name="P2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bc469" officeooo:paragraph-rsid="00fbc469" style:font-size-asian="12pt" style:font-size-complex="12pt"/>
    </style:style>
    <style:style style:name="P22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cf0c7" officeooo:paragraph-rsid="0102410d" style:font-size-asian="12pt" style:font-size-complex="12pt"/>
    </style:style>
    <style:style style:name="P22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102410d" officeooo:paragraph-rsid="0102410d" style:font-size-asian="12pt" style:font-size-complex="12pt"/>
    </style:style>
    <style:style style:name="P22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4d79c"/>
    </style:style>
    <style:style style:name="P23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635cd"/>
    </style:style>
    <style:style style:name="P23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708e6"/>
    </style:style>
    <style:style style:name="P23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d27ed"/>
    </style:style>
    <style:style style:name="P23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d368d"/>
    </style:style>
    <style:style style:name="P23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8abcf" officeooo:paragraph-rsid="0108abcf"/>
    </style:style>
    <style:style style:name="P23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9f9f4" officeooo:paragraph-rsid="0109f9f4"/>
    </style:style>
    <style:style style:name="P23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b2403" officeooo:paragraph-rsid="010b2403"/>
    </style:style>
    <style:style style:name="P2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27ed" officeooo:paragraph-rsid="010d27ed"/>
    </style:style>
    <style:style style:name="P23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27ed" officeooo:paragraph-rsid="010d2ed3"/>
    </style:style>
    <style:style style:name="P23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85a8" officeooo:paragraph-rsid="010d85a8"/>
    </style:style>
    <style:style style:name="P24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85a8" officeooo:paragraph-rsid="010ee634"/>
    </style:style>
    <style:style style:name="P241" style:family="paragraph" style:parent-style-name="Standard">
      <style:paragraph-properties fo:text-align="start" style:justify-single-word="false"/>
      <style:text-properties fo:font-size="12pt" officeooo:paragraph-rsid="0102410d" style:font-size-asian="12pt" style:font-size-complex="12pt"/>
    </style:style>
    <style:style style:name="P24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text-position="0% 100%" style:font-name="OpenSans-Regular" fo:font-size="18pt" fo:letter-spacing="normal" officeooo:rsid="010129a7" officeooo:paragraph-rsid="0102410d" style:letter-kerning="false" style:font-size-asian="18pt"/>
    </style:style>
    <style:style style:name="P243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244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245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248" style:family="paragraph" style:parent-style-name="Table_20_Contents">
      <style:text-properties officeooo:rsid="001bd6d8" officeooo:paragraph-rsid="001bd6d8"/>
    </style:style>
    <style:style style:name="P249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250" style:family="paragraph" style:parent-style-name="Table_20_Contents">
      <style:paragraph-properties fo:text-align="end" style:justify-single-word="false"/>
    </style:style>
    <style:style style:name="P251" style:family="paragraph" style:parent-style-name="Table_20_Contents">
      <style:paragraph-properties fo:text-align="start" style:justify-single-word="false"/>
    </style:style>
    <style:style style:name="P252" style:family="paragraph" style:parent-style-name="Table_20_Contents">
      <style:text-properties officeooo:rsid="001c9de3" officeooo:paragraph-rsid="001c9de3"/>
    </style:style>
    <style:style style:name="P253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254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255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2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3" style:family="paragraph" style:parent-style-name="Text_20_body">
      <style:text-properties officeooo:paragraph-rsid="00b1907a"/>
    </style:style>
    <style:style style:name="P28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ee634" officeooo:paragraph-rsid="010ee634"/>
    </style:style>
    <style:style style:name="P28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10f1c6"/>
    </style:style>
    <style:style style:name="P28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13cfda"/>
    </style:style>
    <style:style style:name="P28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10f1c6"/>
    </style:style>
    <style:style style:name="P28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13cfda"/>
    </style:style>
    <style:style style:name="P28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0f1c6" officeooo:paragraph-rsid="0110f1c6"/>
    </style:style>
    <style:style style:name="P29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26b87" officeooo:paragraph-rsid="01126b87"/>
    </style:style>
    <style:style style:name="P29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3cfda" officeooo:paragraph-rsid="0113cfda"/>
    </style:style>
    <style:style style:name="P29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3cfda" officeooo:paragraph-rsid="01142459"/>
    </style:style>
    <style:style style:name="P29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42459" officeooo:paragraph-rsid="01142459"/>
    </style:style>
    <style:style style:name="P29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42459" officeooo:paragraph-rsid="01151f26"/>
    </style:style>
    <style:style style:name="P29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142459" officeooo:paragraph-rsid="011707d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style:text-position="super 58%" officeooo:rsid="00d9c923"/>
    </style:style>
    <style:style style:name="T67" style:family="text">
      <style:text-properties style:text-position="super 58%" officeooo:rsid="00d9cbdd"/>
    </style:style>
    <style:style style:name="T68" style:family="text">
      <style:text-properties style:text-position="super 58%" officeooo:rsid="00da6468"/>
    </style:style>
    <style:style style:name="T69" style:family="text">
      <style:text-properties style:text-position="super 58%" officeooo:rsid="00dd9043"/>
    </style:style>
    <style:style style:name="T70" style:family="text">
      <style:text-properties style:text-position="super 58%" officeooo:rsid="00e2a9e1"/>
    </style:style>
    <style:style style:name="T71" style:family="text">
      <style:text-properties style:text-position="super 58%" officeooo:rsid="00e4c046"/>
    </style:style>
    <style:style style:name="T72" style:family="text">
      <style:text-properties style:text-position="super 58%" officeooo:rsid="00e936ac"/>
    </style:style>
    <style:style style:name="T73" style:family="text">
      <style:text-properties style:text-position="super 58%" officeooo:rsid="00eaca85"/>
    </style:style>
    <style:style style:name="T74" style:family="text">
      <style:text-properties style:text-position="super 58%" officeooo:rsid="00ebdb7a"/>
    </style:style>
    <style:style style:name="T75" style:family="text">
      <style:text-properties style:text-position="super 58%" officeooo:rsid="00f1a84a"/>
    </style:style>
    <style:style style:name="T76" style:family="text">
      <style:text-properties style:text-position="super 58%" officeooo:rsid="00ee6033"/>
    </style:style>
    <style:style style:name="T77" style:family="text">
      <style:text-properties style:text-position="super 58%" officeooo:rsid="00f31148"/>
    </style:style>
    <style:style style:name="T78" style:family="text">
      <style:text-properties style:text-position="super 58%" officeooo:rsid="00f3968d"/>
    </style:style>
    <style:style style:name="T79" style:family="text">
      <style:text-properties style:text-position="super 58%" officeooo:rsid="00f4e9dd"/>
    </style:style>
    <style:style style:name="T80" style:family="text">
      <style:text-properties style:text-position="super 58%" officeooo:rsid="00f626ba"/>
    </style:style>
    <style:style style:name="T81" style:family="text">
      <style:text-properties style:text-position="super 58%" officeooo:rsid="00f81eba"/>
    </style:style>
    <style:style style:name="T82" style:family="text">
      <style:text-properties style:text-position="super 58%" officeooo:rsid="00f99203"/>
    </style:style>
    <style:style style:name="T83" style:family="text">
      <style:text-properties style:text-position="super 58%" officeooo:rsid="00fe7b01"/>
    </style:style>
    <style:style style:name="T84" style:family="text">
      <style:text-properties style:text-position="super 58%" officeooo:rsid="010129a7"/>
    </style:style>
    <style:style style:name="T85" style:family="text">
      <style:text-properties style:text-position="super 58%" officeooo:rsid="0105085b"/>
    </style:style>
    <style:style style:name="T86" style:family="text">
      <style:text-properties style:text-position="super 58%" officeooo:rsid="0109f9f4"/>
    </style:style>
    <style:style style:name="T87" style:family="text">
      <style:text-properties style:text-position="super 58%" officeooo:rsid="010c0d32"/>
    </style:style>
    <style:style style:name="T88" style:family="text">
      <style:text-properties style:text-position="super 58%" officeooo:rsid="010d2ed3"/>
    </style:style>
    <style:style style:name="T89" style:family="text">
      <style:text-properties style:text-position="super 58%" officeooo:rsid="010ee634"/>
    </style:style>
    <style:style style:name="T90" style:family="text">
      <style:text-properties style:text-position="super 58%" officeooo:rsid="01126327"/>
    </style:style>
    <style:style style:name="T91" style:family="text">
      <style:text-properties style:text-position="super 58%" officeooo:rsid="01142459"/>
    </style:style>
    <style:style style:name="T92" style:family="text">
      <style:text-properties style:text-position="super 58%" officeooo:rsid="0116a7cc"/>
    </style:style>
    <style:style style:name="T93" style:family="text">
      <style:text-properties style:text-position="super 58%" officeooo:rsid="011707de"/>
    </style:style>
    <style:style style:name="T94" style:family="text">
      <style:text-properties officeooo:rsid="007890e3"/>
    </style:style>
    <style:style style:name="T95" style:family="text">
      <style:text-properties officeooo:rsid="0078ae39"/>
    </style:style>
    <style:style style:name="T96" style:family="text">
      <style:text-properties officeooo:rsid="0079f35b"/>
    </style:style>
    <style:style style:name="T97" style:family="text">
      <style:text-properties officeooo:rsid="007cdc20"/>
    </style:style>
    <style:style style:name="T98" style:family="text">
      <style:text-properties officeooo:rsid="007e9927"/>
    </style:style>
    <style:style style:name="T99" style:family="text">
      <style:text-properties officeooo:rsid="008980c4"/>
    </style:style>
    <style:style style:name="T100" style:family="text">
      <style:text-properties officeooo:rsid="008a36e2"/>
    </style:style>
    <style:style style:name="T101" style:family="text">
      <style:text-properties officeooo:rsid="008af5f5"/>
    </style:style>
    <style:style style:name="T102" style:family="text">
      <style:text-properties officeooo:rsid="008d6ef4"/>
    </style:style>
    <style:style style:name="T103" style:family="text">
      <style:text-properties officeooo:rsid="008ef787"/>
    </style:style>
    <style:style style:name="T104" style:family="text">
      <style:text-properties style:font-name="Liberation Serif1" officeooo:rsid="008ef787" style:font-name-asian="Liberation Serif1" style:font-name-complex="Liberation Serif1"/>
    </style:style>
    <style:style style:name="T105" style:family="text">
      <style:text-properties officeooo:rsid="0090ad07"/>
    </style:style>
    <style:style style:name="T106" style:family="text">
      <style:text-properties officeooo:rsid="00911ae0"/>
    </style:style>
    <style:style style:name="T107" style:family="text">
      <style:text-properties officeooo:rsid="0092dc70"/>
    </style:style>
    <style:style style:name="T108" style:family="text">
      <style:text-properties officeooo:rsid="0099bfd7"/>
    </style:style>
    <style:style style:name="T109" style:family="text">
      <style:text-properties style:text-position="0% 100%"/>
    </style:style>
    <style:style style:name="T110" style:family="text">
      <style:text-properties style:text-position="0% 100%" officeooo:rsid="009c9016"/>
    </style:style>
    <style:style style:name="T111" style:family="text">
      <style:text-properties style:text-position="0% 100%" officeooo:rsid="009e7747"/>
    </style:style>
    <style:style style:name="T112" style:family="text">
      <style:text-properties style:text-position="0% 100%" officeooo:rsid="009f5bbf"/>
    </style:style>
    <style:style style:name="T113" style:family="text">
      <style:text-properties style:text-position="0% 100%" officeooo:rsid="00a1b1a9"/>
    </style:style>
    <style:style style:name="T114" style:family="text">
      <style:text-properties officeooo:rsid="00a3e5e2"/>
    </style:style>
    <style:style style:name="T115" style:family="text">
      <style:text-properties officeooo:rsid="00b1907a"/>
    </style:style>
    <style:style style:name="T116" style:family="text">
      <style:text-properties officeooo:rsid="00b24320"/>
    </style:style>
    <style:style style:name="T117" style:family="text">
      <style:text-properties officeooo:rsid="00b98130"/>
    </style:style>
    <style:style style:name="T118" style:family="text">
      <style:text-properties officeooo:rsid="00bb9b0d"/>
    </style:style>
    <style:style style:name="T119" style:family="text">
      <style:text-properties officeooo:rsid="00bfe905"/>
    </style:style>
    <style:style style:name="T120" style:family="text">
      <style:text-properties officeooo:rsid="00c303b1"/>
    </style:style>
    <style:style style:name="T121" style:family="text">
      <style:text-properties style:text-line-through-style="none" style:text-line-through-type="none"/>
    </style:style>
    <style:style style:name="T122" style:family="text">
      <style:text-properties style:text-line-through-style="none" style:text-line-through-type="none" style:text-position="super 58%"/>
    </style:style>
    <style:style style:name="T123" style:family="text">
      <style:text-properties style:text-line-through-style="none" style:text-line-through-type="none" style:text-position="super 58%" officeooo:rsid="00c3cdcd"/>
    </style:style>
    <style:style style:name="T124" style:family="text">
      <style:text-properties style:text-line-through-style="none" style:text-line-through-type="none" style:text-position="super 58%" officeooo:rsid="00c54985"/>
    </style:style>
    <style:style style:name="T125" style:family="text">
      <style:text-properties style:text-line-through-style="none" style:text-line-through-type="none" style:text-position="super 58%" officeooo:rsid="00c83346"/>
    </style:style>
    <style:style style:name="T126" style:family="text">
      <style:text-properties style:text-line-through-style="none" style:text-line-through-type="none" style:text-position="super 58%" style:font-name="Liberation Serif" officeooo:rsid="010129a7"/>
    </style:style>
    <style:style style:name="T127" style:family="text">
      <style:text-properties style:text-line-through-style="none" style:text-line-through-type="none" officeooo:rsid="00c3cdcd"/>
    </style:style>
    <style:style style:name="T128" style:family="text">
      <style:text-properties style:text-line-through-style="none" style:text-line-through-type="none" officeooo:rsid="00c54985"/>
    </style:style>
    <style:style style:name="T129" style:family="text">
      <style:text-properties style:text-line-through-style="none" style:text-line-through-type="none" officeooo:rsid="00c83346"/>
    </style:style>
    <style:style style:name="T130" style:family="text">
      <style:text-properties style:text-line-through-style="none" style:text-line-through-type="none" officeooo:rsid="00ce3caf"/>
    </style:style>
    <style:style style:name="T131" style:family="text">
      <style:text-properties style:text-line-through-style="none" style:text-line-through-type="none" style:text-position="0% 100%" style:font-name="Liberation Serif" officeooo:rsid="010129a7"/>
    </style:style>
    <style:style style:name="T132" style:family="text">
      <style:text-properties style:text-line-through-style="none" style:text-line-through-type="none" style:text-position="0% 100%" style:font-name="Liberation Serif" officeooo:rsid="0102410d"/>
    </style:style>
    <style:style style:name="T133" style:family="text">
      <style:text-properties officeooo:rsid="00c4a903"/>
    </style:style>
    <style:style style:name="T134" style:family="text">
      <style:text-properties officeooo:rsid="00c54985"/>
    </style:style>
    <style:style style:name="T135" style:family="text">
      <style:text-properties officeooo:rsid="00c70218"/>
    </style:style>
    <style:style style:name="T136" style:family="text">
      <style:text-properties officeooo:rsid="00c98ace"/>
    </style:style>
    <style:style style:name="T137" style:family="text">
      <style:text-properties officeooo:rsid="00cb57ff"/>
    </style:style>
    <style:style style:name="T138" style:family="text">
      <style:text-properties officeooo:rsid="00d0603e"/>
    </style:style>
    <style:style style:name="T139" style:family="text">
      <style:text-properties officeooo:rsid="00d3dd7e"/>
    </style:style>
    <style:style style:name="T140" style:family="text">
      <style:text-properties officeooo:rsid="00d43713"/>
    </style:style>
    <style:style style:name="T141" style:family="text">
      <style:text-properties officeooo:rsid="00d53dc0"/>
    </style:style>
    <style:style style:name="T142" style:family="text">
      <style:text-properties officeooo:rsid="00d5bd8a"/>
    </style:style>
    <style:style style:name="T143" style:family="text">
      <style:text-properties officeooo:rsid="00d5fdb6"/>
    </style:style>
    <style:style style:name="T144" style:family="text">
      <style:text-properties officeooo:rsid="00d9c923"/>
    </style:style>
    <style:style style:name="T145" style:family="text">
      <style:text-properties officeooo:rsid="00d9cbdd"/>
    </style:style>
    <style:style style:name="T146" style:family="text">
      <style:text-properties officeooo:rsid="00da6468"/>
    </style:style>
    <style:style style:name="T147" style:family="text">
      <style:text-properties officeooo:rsid="00dd9043"/>
    </style:style>
    <style:style style:name="T148" style:family="text">
      <style:text-properties officeooo:rsid="00e2a9e1"/>
    </style:style>
    <style:style style:name="T149" style:family="text">
      <style:text-properties officeooo:rsid="00e4c046"/>
    </style:style>
    <style:style style:name="T150" style:family="text">
      <style:text-properties officeooo:rsid="00e8c7df"/>
    </style:style>
    <style:style style:name="T151" style:family="text">
      <style:text-properties officeooo:rsid="00e936ac"/>
    </style:style>
    <style:style style:name="T152" style:family="text">
      <style:text-properties officeooo:rsid="00eaca85"/>
    </style:style>
    <style:style style:name="T153" style:family="text">
      <style:text-properties officeooo:rsid="00ebdb7a"/>
    </style:style>
    <style:style style:name="T154" style:family="text">
      <style:text-properties officeooo:rsid="00ee6033"/>
    </style:style>
    <style:style style:name="T155" style:family="text">
      <style:text-properties officeooo:rsid="00f1a84a"/>
    </style:style>
    <style:style style:name="T156" style:family="text">
      <style:text-properties officeooo:rsid="00f31148"/>
    </style:style>
    <style:style style:name="T157" style:family="text">
      <style:text-properties officeooo:rsid="00f3968d"/>
    </style:style>
    <style:style style:name="T158" style:family="text">
      <style:text-properties officeooo:rsid="00f4e9dd"/>
    </style:style>
    <style:style style:name="T159" style:family="text">
      <style:text-properties officeooo:rsid="00f81eba"/>
    </style:style>
    <style:style style:name="T160" style:family="text">
      <style:text-properties officeooo:rsid="00f849fc"/>
    </style:style>
    <style:style style:name="T161" style:family="text">
      <style:text-properties officeooo:rsid="00f99203"/>
    </style:style>
    <style:style style:name="T162" style:family="text">
      <style:text-properties officeooo:rsid="00fe7b01"/>
    </style:style>
    <style:style style:name="T163" style:family="text">
      <style:text-properties officeooo:rsid="0100585c"/>
    </style:style>
    <style:style style:name="T164" style:family="text">
      <style:text-properties officeooo:rsid="010129a7"/>
    </style:style>
    <style:style style:name="T165" style:family="text">
      <style:text-properties style:use-window-font-color="true" style:text-outline="false" style:font-name="OpenSans-Regular" fo:letter-spacing="normal" style:letter-kerning="false"/>
    </style:style>
    <style:style style:name="T166" style:family="text">
      <style:text-properties style:use-window-font-color="true" style:text-outline="false" style:font-name="OpenSans-Regular" fo:letter-spacing="normal" officeooo:rsid="010129a7" style:letter-kerning="false"/>
    </style:style>
    <style:style style:name="T167" style:family="text">
      <style:text-properties style:use-window-font-color="true" style:text-outline="false" style:text-line-through-style="none" style:text-line-through-type="none" style:text-position="0% 100%" style:font-name="OpenSans-Regular" fo:letter-spacing="normal" officeooo:rsid="010129a7" style:letter-kerning="false"/>
    </style:style>
    <style:style style:name="T168" style:family="text">
      <style:text-properties style:use-window-font-color="true" style:text-outline="false" style:text-line-through-style="none" style:text-line-through-type="none" style:text-position="0% 100%" style:font-name="OpenSans-Regular" fo:letter-spacing="normal" fo:font-style="normal" fo:font-weight="normal" officeooo:rsid="010129a7" style:letter-kerning="false" style:font-style-asian="normal" style:font-weight-asian="normal"/>
    </style:style>
    <style:style style:name="T169" style:family="text">
      <style:text-properties style:use-window-font-color="true" style:text-outline="false" style:text-line-through-style="none" style:text-line-through-type="none" style:text-position="0% 100%" style:font-name="Liberation Serif" fo:letter-spacing="normal" fo:font-style="normal" fo:font-weight="normal" officeooo:rsid="0102410d" style:letter-kerning="false" style:font-style-asian="normal" style:font-weight-asian="normal"/>
    </style:style>
    <style:style style:name="T170" style:family="text">
      <style:text-properties style:use-window-font-color="true" style:text-outline="false" style:font-name="Liberation Mono" fo:letter-spacing="normal" fo:font-style="normal" fo:font-weight="normal" officeooo:rsid="010129a7" style:letter-kerning="false" style:font-style-asian="normal" style:font-weight-asian="normal"/>
    </style:style>
    <style:style style:name="T171" style:family="text">
      <style:text-properties officeooo:rsid="0105085b"/>
    </style:style>
    <style:style style:name="T172" style:family="text">
      <style:text-properties officeooo:rsid="010635cd"/>
    </style:style>
    <style:style style:name="T173" style:family="text">
      <style:text-properties officeooo:rsid="01071197"/>
    </style:style>
    <style:style style:name="T174" style:family="text">
      <style:text-properties officeooo:rsid="0109f9f4"/>
    </style:style>
    <style:style style:name="T175" style:family="text">
      <style:text-properties officeooo:rsid="010c0d32"/>
    </style:style>
    <style:style style:name="T176" style:family="text">
      <style:text-properties officeooo:rsid="010d27ed"/>
    </style:style>
    <style:style style:name="T177" style:family="text">
      <style:text-properties officeooo:rsid="010d2ed3"/>
    </style:style>
    <style:style style:name="T178" style:family="text">
      <style:text-properties officeooo:rsid="010d368d"/>
    </style:style>
    <style:style style:name="T179" style:family="text">
      <style:text-properties officeooo:rsid="010ee634"/>
    </style:style>
    <style:style style:name="T180" style:family="text">
      <style:text-properties officeooo:rsid="0110e4d0"/>
    </style:style>
    <style:style style:name="T181" style:family="text">
      <style:text-properties officeooo:rsid="0110f1c6"/>
    </style:style>
    <style:style style:name="T182" style:family="text">
      <style:text-properties officeooo:rsid="01126327"/>
    </style:style>
    <style:style style:name="T183" style:family="text">
      <style:text-properties officeooo:rsid="0113cfda"/>
    </style:style>
    <style:style style:name="T184" style:family="text">
      <style:text-properties officeooo:rsid="01142459"/>
    </style:style>
    <style:style style:name="T185" style:family="text">
      <style:text-properties officeooo:rsid="01151f26"/>
    </style:style>
    <style:style style:name="T186" style:family="text">
      <style:text-properties officeooo:rsid="0116a7cc"/>
    </style:style>
    <style:style style:name="T187" style:family="text">
      <style:text-properties officeooo:rsid="011707d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41">Задача 1.</text:p>
      <text:p text:style-name="P41"/>
      <text:p text:style-name="P41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7"/>
      <text:p text:style-name="P78">Задача 2.</text:p>
      <text:p text:style-name="P78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243">S</text:p>
          </table:table-cell>
          <table:table-cell table:style-name="Table1.A1" office:value-type="string">
            <text:p text:style-name="P244">V</text:p>
          </table:table-cell>
          <table:table-cell table:style-name="Table1.A1" office:value-type="string">
            <text:p text:style-name="P253">v</text:p>
          </table:table-cell>
          <table:table-cell table:style-name="Table1.D1" office:value-type="string">
            <text:p text:style-name="P246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44">900</text:p>
          </table:table-cell>
          <table:table-cell table:style-name="Table1.A2" office:value-type="string">
            <text:p text:style-name="P244">16</text:p>
          </table:table-cell>
          <table:table-cell table:style-name="Table1.A2" office:value-type="string">
            <text:p text:style-name="P244">4</text:p>
          </table:table-cell>
          <table:table-cell table:style-name="Table1.D2" office:value-type="string">
            <text:p text:style-name="P247">75</text:p>
          </table:table-cell>
        </table:table-row>
        <table:table-row>
          <table:table-cell table:style-name="Table1.A2" office:value-type="string">
            <text:p text:style-name="P244">300</text:p>
          </table:table-cell>
          <table:table-cell table:style-name="Table1.A2" office:value-type="string">
            <text:p text:style-name="P244">15</text:p>
          </table:table-cell>
          <table:table-cell table:style-name="Table1.A2" office:value-type="string">
            <text:p text:style-name="P244">3</text:p>
          </table:table-cell>
          <table:table-cell table:style-name="Table1.D2" office:value-type="string">
            <text:p text:style-name="P247">25</text:p>
          </table:table-cell>
        </table:table-row>
        <table:table-row>
          <table:table-cell table:style-name="Table1.A2" office:value-type="string">
            <text:p text:style-name="P244">350</text:p>
          </table:table-cell>
          <table:table-cell table:style-name="Table1.A2" office:value-type="string">
            <text:p text:style-name="P244">14</text:p>
          </table:table-cell>
          <table:table-cell table:style-name="Table1.A2" office:value-type="string">
            <text:p text:style-name="P244">3,5</text:p>
          </table:table-cell>
          <table:table-cell table:style-name="Table1.D2" office:value-type="string">
            <text:p text:style-name="P246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44">210</text:p>
          </table:table-cell>
          <table:table-cell table:style-name="Table1.A2" office:value-type="string">
            <text:p text:style-name="P244">12</text:p>
          </table:table-cell>
          <table:table-cell table:style-name="Table1.A2" office:value-type="string">
            <text:p text:style-name="P244">3,1</text:p>
          </table:table-cell>
          <table:table-cell table:style-name="Table1.D2" office:value-type="string">
            <text:p text:style-name="P246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44">120</text:p>
          </table:table-cell>
          <table:table-cell table:style-name="Table1.A2" office:value-type="string">
            <text:p text:style-name="P244">13,5</text:p>
          </table:table-cell>
          <table:table-cell table:style-name="Table1.A2" office:value-type="string">
            <text:p text:style-name="P246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246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8"/>
      <text:p text:style-name="P147"><text:span text:style-name="T1">Задача </text:span><text:span text:style-name="T2">3</text:span><text:span text:style-name="T1">.</text:span></text:p>
      <text:p text:style-name="P79"/>
      <text:p text:style-name="P79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9"/>
      <text:p text:style-name="P148"><text:span text:style-name="T1">Задача </text:span><text:span text:style-name="T3">4</text:span><text:span text:style-name="T1">.</text:span></text:p>
      <text:p text:style-name="P80"/>
      <text:p text:style-name="P148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8"/>
          </table:table-cell>
          <table:table-cell table:style-name="Table2.B1" office:value-type="string">
            <text:p text:style-name="P248">250</text:p>
          </table:table-cell>
          <table:table-cell table:style-name="Table2.C1" office:value-type="string">
            <text:p text:style-name="P248">18</text:p>
          </table:table-cell>
        </table:table-row>
        <table:table-row>
          <table:table-cell table:style-name="Table2.A1" office:value-type="string">
            <text:p text:style-name="P249">-</text:p>
          </table:table-cell>
          <table:table-cell table:style-name="Table2.B2" office:value-type="string">
            <text:p text:style-name="P248">18</text:p>
          </table:table-cell>
          <table:table-cell table:style-name="Table2.A1" office:value-type="string">
            <text:p text:style-name="P248">1<text:span text:style-name="T7">3.(8)</text:span></text:p>
          </table:table-cell>
        </table:table-row>
        <table:table-row>
          <table:table-cell table:style-name="Table2.A1" office:value-type="string">
            <text:p text:style-name="P250">-</text:p>
          </table:table-cell>
          <table:table-cell table:style-name="Table2.A1" office:value-type="string">
            <text:p text:style-name="P251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48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0">-</text:p>
          </table:table-cell>
          <table:table-cell table:style-name="Table2.A1" office:value-type="string">
            <text:p text:style-name="P248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52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52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9"><text:soft-page-break/><text:span text:style-name="T1">§ </text:span><text:span text:style-name="T4">2</text:span></text:p>
      <text:p text:style-name="P42"/>
      <text:p text:style-name="P43">Задача 1.</text:p>
      <text:p text:style-name="P43"/>
      <text:p text:style-name="P82">a = b + c</text:p>
      <text:p text:style-name="P82"/>
      <text:p text:style-name="P43">Задача <text:span text:style-name="T8">2</text:span>.</text:p>
      <text:p text:style-name="P43"/>
      <text:p text:style-name="P82">S = k * n</text:p>
      <text:p text:style-name="P82"/>
      <text:p text:style-name="P43">Задача <text:span text:style-name="T8">3</text:span>.</text:p>
      <text:p text:style-name="P43"/>
      <text:p text:style-name="P82"><text:span text:style-name="T10">a</text:span> = b <text:span text:style-name="T10">+ c</text:span></text:p>
      <text:p text:style-name="P82"/>
      <text:p text:style-name="P82"><text:s/><text:span text:style-name="T9">Задача </text:span>4<text:span text:style-name="T9">.</text:span></text:p>
      <text:p text:style-name="P82"/>
      <text:p text:style-name="P82">S = v * t</text:p>
      <text:p text:style-name="P82"/>
      <text:p text:style-name="P82"><text:s/><text:span text:style-name="T9">Задача </text:span>5<text:span text:style-name="T9">.</text:span></text:p>
      <text:p text:style-name="P82"/>
      <text:p text:style-name="P82">p = m * n</text:p>
      <text:p text:style-name="P82"/>
      <text:p text:style-name="P3"/>
      <text:p text:style-name="P3">§ <text:span text:style-name="T11">3</text:span></text:p>
      <text:p text:style-name="P3"/>
      <text:p text:style-name="P44">Задача 1.</text:p>
      <text:p text:style-name="P44"/>
      <text:p text:style-name="P83">S = a * (a — b)</text:p>
      <text:p text:style-name="P83"/>
      <text:p text:style-name="P44">Задача <text:span text:style-name="T11">2</text:span>.</text:p>
      <text:p text:style-name="P44"/>
      <text:p text:style-name="P84">A = a * m + (a — b) * n</text:p>
      <text:p text:style-name="P83"/>
      <text:p text:style-name="P44">Задача <text:span text:style-name="T11">3</text:span>.</text:p>
      <text:p text:style-name="P44"/>
      <text:p text:style-name="P85">n = (m — a) + (m — b)</text:p>
      <text:p text:style-name="P85"/>
      <text:p text:style-name="P85"/>
      <text:p text:style-name="P4">§ <text:span text:style-name="T12">4</text:span></text:p>
      <text:p text:style-name="P85"/>
      <text:p text:style-name="P45">Задача 1.</text:p>
      <text:p text:style-name="P45"/>
      <text:p text:style-name="P93">b = 50a</text:p>
      <text:p text:style-name="P86"/>
      <text:p text:style-name="P45">Задача <text:span text:style-name="T12">2</text:span>.</text:p>
      <text:p text:style-name="P45"/>
      <text:p text:style-name="P93">p = 4a</text:p>
      <text:p text:style-name="P45"/>
      <text:p text:style-name="P45">Задача <text:span text:style-name="T12">3</text:span>.</text:p>
      <text:p text:style-name="P45"/>
      <text:p text:style-name="P86">p = 2a + 2b</text:p>
      <text:p text:style-name="P86"/>
      <text:p text:style-name="P45"><text:soft-page-break/>Задача <text:span text:style-name="T12">4</text:span>.</text:p>
      <text:p text:style-name="P45"/>
      <text:p text:style-name="P87"><text:span text:style-name="T15">c = 5</text:span>a <text:span text:style-name="T11">—</text:span> <text:span text:style-name="T15">b</text:span></text:p>
      <text:p text:style-name="P45"/>
      <text:p text:style-name="P46">Задача <text:span text:style-name="T13">5</text:span>.</text:p>
      <text:p text:style-name="P46"/>
      <text:p text:style-name="P88">a = <text:span text:style-name="T15">b + 2b</text:span></text:p>
      <text:p text:style-name="P88"/>
      <text:p text:style-name="P46">Задача <text:span text:style-name="T13">6</text:span>.</text:p>
      <text:p text:style-name="P46"/>
      <text:p text:style-name="P88">A = <text:span text:style-name="T15">a + 2a + 4a</text:span></text:p>
      <text:p text:style-name="P88"/>
      <text:p text:style-name="P46">Задача <text:span text:style-name="T13">7</text:span>.</text:p>
      <text:p text:style-name="P46"/>
      <text:p text:style-name="P95"><text:span text:style-name="T16">p </text:span>= <text:span text:style-name="T16">m — (</text:span>2m <text:span text:style-name="T11">—</text:span> n<text:span text:style-name="T16">)</text:span></text:p>
      <text:p text:style-name="P94"/>
      <text:p text:style-name="P47">Задача <text:span text:style-name="T14">8</text:span>.</text:p>
      <text:p text:style-name="P47"/>
      <text:p text:style-name="P90">p = <text:span text:style-name="T16">2</text:span>a <text:span text:style-name="T16">+ (a — b)</text:span></text:p>
      <text:p text:style-name="P89"/>
      <text:p text:style-name="P47">Задача <text:span text:style-name="T14">9</text:span>.</text:p>
      <text:p text:style-name="P47"/>
      <text:p text:style-name="P96">A =<draw:frame draw:style-name="fr1" draw:name="Object17" text:anchor-type="as-char" svg:y="-0.619cm" svg:width="0.497cm" svg:height="0.998cm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9"/>
      <text:p text:style-name="P47">Задача <text:span text:style-name="T14">10</text:span>.</text:p>
      <text:p text:style-name="P47"/>
      <text:p text:style-name="P89">N = 10a + b</text:p>
      <text:p text:style-name="P89"/>
      <text:p text:style-name="P47">Задача <text:span text:style-name="T14">11</text:span>.</text:p>
      <text:p text:style-name="P47"/>
      <text:p text:style-name="P89">n = 100a + 10b + c</text:p>
      <text:p text:style-name="P89"/>
      <text:p text:style-name="P47">Задача <text:span text:style-name="T14">12</text:span>.</text:p>
      <text:p text:style-name="P47"/>
      <text:p text:style-name="P92">a <text:span text:style-name="T16">+ b </text:span>= <text:span text:style-name="T16">2a — b</text:span></text:p>
      <text:p text:style-name="P91"/>
      <text:p text:style-name="P48">Задача <text:span text:style-name="T14">13</text:span>.</text:p>
      <text:p text:style-name="P48"/>
      <text:p text:style-name="P98">a <text:span text:style-name="T11">—</text:span> c = 2(b <text:span text:style-name="T11">—</text:span> 3c)</text:p>
      <text:p text:style-name="P97"/>
      <text:p text:style-name="P97"/>
      <text:p text:style-name="P5">§ <text:span text:style-name="T17">5</text:span></text:p>
      <text:p text:style-name="P5"/>
      <text:p text:style-name="P49">Задача 1.</text:p>
      <text:p text:style-name="P49"/>
      <text:p text:style-name="P99">4 * 4 = 2 * 2 * 2 * 2 = 16</text:p>
      <text:p text:style-name="P99"/>
      <text:p text:style-name="P49">Задача <text:span text:style-name="T18">2</text:span>.</text:p>
      <text:p text:style-name="P49"/>
      <text:p text:style-name="P49"><draw:frame draw:style-name="fr1" draw:name="Object18" text:anchor-type="as-char" svg:y="-0.437cm" svg:width="1.178cm" svg:height="0.527cm" draw:z-index="45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47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9"/>
      <text:p text:style-name="P50"><text:soft-page-break/>Задача <text:span text:style-name="T20">3</text:span>.</text:p>
      <text:p text:style-name="P50"/>
      <text:p text:style-name="P50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50"/>
      <text:p text:style-name="P51">Задача <text:span text:style-name="T21">4</text:span>.</text:p>
      <text:p text:style-name="P51"/>
      <text:p text:style-name="P100">a = 0;<draw:frame draw:style-name="fr1" draw:name="Object29" text:anchor-type="as-char" svg:y="-0.437cm" svg:width="0.556cm" svg:height="0.527cm" draw:z-index="58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9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100"/>
      <text:p text:style-name="P52">Задача <text:span text:style-name="T22">5</text:span>.</text:p>
      <text:p text:style-name="P52"/>
      <text:p text:style-name="P101">Несправедливо.</text:p>
      <text:p text:style-name="P101"/>
      <text:p text:style-name="P52">Задача <text:span text:style-name="T22">6</text:span>.</text:p>
      <text:p text:style-name="P52"/>
      <text:p text:style-name="P52"><draw:frame draw:style-name="fr1" draw:name="Object31" text:anchor-type="as-char" svg:y="-0.681cm" svg:width="2.87cm" svg:height="1.148cm" draw:z-index="60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6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52"/>
      <text:p text:style-name="P52">Задача <text:span text:style-name="T22">7</text:span>.</text:p>
      <text:p text:style-name="P52"/>
      <text:p text:style-name="P52"><text:span text:style-name="T24">a = 25;</text:span><draw:frame draw:style-name="fr1" draw:name="Object34" text:anchor-type="as-char" svg:y="-0.437cm" svg:width="0.758cm" svg:height="0.527cm" draw:z-index="6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52"/>
      <text:p text:style-name="P52">Задача <text:span text:style-name="T22">8</text:span>.</text:p>
      <text:p text:style-name="P5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4">a</text:p>
          </table:table-cell>
          <table:table-cell table:style-name="Table3.B1" office:value-type="string">
            <text:p text:style-name="P245"><draw:frame draw:style-name="fr1" draw:name="Object35" text:anchor-type="as-char" svg:y="-0.437cm" svg:width="2.117cm" svg:height="0.527cm" draw:z-index="6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54">1</text:p>
          </table:table-cell>
          <table:table-cell table:style-name="Table3.B2" office:value-type="string">
            <text:p text:style-name="P255">8</text:p>
          </table:table-cell>
        </table:table-row>
        <table:table-row>
          <table:table-cell table:style-name="Table3.A2" office:value-type="string">
            <text:p text:style-name="P254">2</text:p>
          </table:table-cell>
          <table:table-cell table:style-name="Table3.B2" office:value-type="string">
            <text:p text:style-name="P255">5</text:p>
          </table:table-cell>
        </table:table-row>
        <table:table-row>
          <table:table-cell table:style-name="Table3.A2" office:value-type="string">
            <text:p text:style-name="P254">3</text:p>
          </table:table-cell>
          <table:table-cell table:style-name="Table3.B2" office:value-type="string">
            <text:p text:style-name="P255">4</text:p>
          </table:table-cell>
        </table:table-row>
        <table:table-row>
          <table:table-cell table:style-name="Table3.A2" office:value-type="string">
            <text:p text:style-name="P254">4</text:p>
          </table:table-cell>
          <table:table-cell table:style-name="Table3.B2" office:value-type="string">
            <text:p text:style-name="P255">5</text:p>
          </table:table-cell>
        </table:table-row>
        <table:table-row>
          <table:table-cell table:style-name="Table3.A2" office:value-type="string">
            <text:p text:style-name="P254">5</text:p>
          </table:table-cell>
          <table:table-cell table:style-name="Table3.B2" office:value-type="string">
            <text:p text:style-name="P255">8</text:p>
          </table:table-cell>
        </table:table-row>
      </table:table>
      <text:p text:style-name="P150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56">a</text:p>
          </table:table-cell>
          <table:table-cell table:style-name="Table4.A1" office:value-type="string">
            <text:p text:style-name="P257"><draw:frame draw:style-name="fr1" draw:name="Object36" text:anchor-type="as-char" svg:y="-0.437cm" svg:width="0.554cm" svg:height="0.527cm" draw:z-index="6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257"><draw:frame draw:style-name="fr1" draw:name="Object37" text:anchor-type="as-char" svg:y="-0.437cm" svg:width="0.556cm" svg:height="0.527cm" draw:z-index="6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56">1</text:p>
          </table:table-cell>
          <table:table-cell table:style-name="Table4.A2" office:value-type="string">
            <text:p text:style-name="P256">1</text:p>
          </table:table-cell>
          <table:table-cell table:style-name="Table4.C2" office:value-type="string">
            <text:p text:style-name="P256">1</text:p>
          </table:table-cell>
        </table:table-row>
        <table:table-row>
          <table:table-cell table:style-name="Table4.A2" office:value-type="string">
            <text:p text:style-name="P256">2</text:p>
          </table:table-cell>
          <table:table-cell table:style-name="Table4.A2" office:value-type="string">
            <text:p text:style-name="P256">4</text:p>
          </table:table-cell>
          <table:table-cell table:style-name="Table4.C2" office:value-type="string">
            <text:p text:style-name="P256">8</text:p>
          </table:table-cell>
        </table:table-row>
        <table:table-row>
          <table:table-cell table:style-name="Table4.A2" office:value-type="string">
            <text:p text:style-name="P256">3</text:p>
          </table:table-cell>
          <table:table-cell table:style-name="Table4.A2" office:value-type="string">
            <text:p text:style-name="P256">9</text:p>
          </table:table-cell>
          <table:table-cell table:style-name="Table4.C2" office:value-type="string">
            <text:p text:style-name="P256">27</text:p>
          </table:table-cell>
        </table:table-row>
        <table:table-row>
          <table:table-cell table:style-name="Table4.A2" office:value-type="string">
            <text:p text:style-name="P256">4</text:p>
          </table:table-cell>
          <table:table-cell table:style-name="Table4.A2" office:value-type="string">
            <text:p text:style-name="P256">16</text:p>
          </table:table-cell>
          <table:table-cell table:style-name="Table4.C2" office:value-type="string">
            <text:p text:style-name="P256">64</text:p>
          </table:table-cell>
        </table:table-row>
        <table:table-row>
          <table:table-cell table:style-name="Table4.A2" office:value-type="string">
            <text:p text:style-name="P256">5</text:p>
          </table:table-cell>
          <table:table-cell table:style-name="Table4.A2" office:value-type="string">
            <text:p text:style-name="P256">25</text:p>
          </table:table-cell>
          <table:table-cell table:style-name="Table4.C2" office:value-type="string">
            <text:p text:style-name="P256">125</text:p>
          </table:table-cell>
        </table:table-row>
        <table:table-row>
          <table:table-cell table:style-name="Table4.A2" office:value-type="string">
            <text:p text:style-name="P256">6</text:p>
          </table:table-cell>
          <table:table-cell table:style-name="Table4.A2" office:value-type="string">
            <text:p text:style-name="P256">36</text:p>
          </table:table-cell>
          <table:table-cell table:style-name="Table4.C2" office:value-type="string">
            <text:p text:style-name="P256">216</text:p>
          </table:table-cell>
        </table:table-row>
        <table:table-row>
          <table:table-cell table:style-name="Table4.A2" office:value-type="string">
            <text:p text:style-name="P256">7</text:p>
          </table:table-cell>
          <table:table-cell table:style-name="Table4.A2" office:value-type="string">
            <text:p text:style-name="P256">49</text:p>
          </table:table-cell>
          <table:table-cell table:style-name="Table4.C2" office:value-type="string">
            <text:p text:style-name="P256">343</text:p>
          </table:table-cell>
        </table:table-row>
        <table:table-row>
          <table:table-cell table:style-name="Table4.A2" office:value-type="string">
            <text:p text:style-name="P256">8</text:p>
          </table:table-cell>
          <table:table-cell table:style-name="Table4.A2" office:value-type="string">
            <text:p text:style-name="P256">64</text:p>
          </table:table-cell>
          <table:table-cell table:style-name="Table4.C2" office:value-type="string">
            <text:p text:style-name="P256">512</text:p>
          </table:table-cell>
        </table:table-row>
        <table:table-row>
          <table:table-cell table:style-name="Table4.A2" office:value-type="string">
            <text:p text:style-name="P256">9</text:p>
          </table:table-cell>
          <table:table-cell table:style-name="Table4.A2" office:value-type="string">
            <text:p text:style-name="P256">81</text:p>
          </table:table-cell>
          <table:table-cell table:style-name="Table4.C2" office:value-type="string">
            <text:p text:style-name="P256">729</text:p>
          </table:table-cell>
        </table:table-row>
        <table:table-row>
          <table:table-cell table:style-name="Table4.A2" office:value-type="string">
            <text:p text:style-name="P256">10</text:p>
          </table:table-cell>
          <table:table-cell table:style-name="Table4.A2" office:value-type="string">
            <text:p text:style-name="P256">100</text:p>
          </table:table-cell>
          <table:table-cell table:style-name="Table4.C2" office:value-type="string">
            <text:p text:style-name="P256">1000</text:p>
          </table:table-cell>
        </table:table-row>
      </table:table>
      <text:p text:style-name="P150"/>
      <text:p text:style-name="P53"/>
      <text:p text:style-name="P53"/>
      <text:p text:style-name="P53"/>
      <text:p text:style-name="P53"><text:soft-page-break/>Задача <text:span text:style-name="T23">9</text:span>.</text:p>
      <text:p text:style-name="P102"/>
      <text:p text:style-name="P53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53"/>
      <text:p text:style-name="P53">Задача <text:span text:style-name="T23">10</text:span>.</text:p>
      <text:p text:style-name="P53"/>
      <text:p text:style-name="P102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2"/>
      <text:p text:style-name="P53">Задача <text:span text:style-name="T23">11</text:span>.</text:p>
      <text:p text:style-name="P53"/>
      <text:p text:style-name="P103">v = <draw:frame draw:style-name="fr1" draw:name="Object43" text:anchor-type="as-char" svg:y="-0.437cm" svg:width="0.556cm" svg:height="0.527cm" draw:z-index="6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3"/>
      <text:p text:style-name="P54">Задача <text:span text:style-name="T23">12</text:span>.</text:p>
      <text:p text:style-name="P54"/>
      <text:p text:style-name="P104"><draw:frame draw:style-name="fr1" draw:name="Object44" text:anchor-type="as-char" svg:y="-0.437cm" svg:width="0.554cm" svg:height="0.527cm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102"/>
      <text:p text:style-name="P102"/>
      <text:p text:style-name="P102"/>
      <text:p text:style-name="P6">§ <text:span text:style-name="T25">6</text:span></text:p>
      <text:p text:style-name="P6"/>
      <text:p text:style-name="P55">Задача <text:span text:style-name="T23">1</text:span>.</text:p>
      <text:p text:style-name="P55"/>
      <text:p text:style-name="P55"><draw:frame draw:style-name="fr1" draw:name="Object23" text:anchor-type="as-char" svg:y="-0.681cm" svg:width="1.205cm" svg:height="1.058cm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55"/>
      <text:p text:style-name="P55"><draw:frame draw:style-name="fr1" draw:name="Object41" text:anchor-type="as-char" svg:y="-0.619cm" svg:width="5.472cm" svg:height="0.998cm" draw:z-index="7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55"/>
      <text:p text:style-name="P56">Задача <text:span text:style-name="T26">2</text:span>.</text:p>
      <text:p text:style-name="P56"/>
      <text:p text:style-name="P105">Доказательство: 29 * 13 + 29 * 18 = 29 (13 + 18) = 29 * 31</text:p>
      <text:p text:style-name="P105"/>
      <text:p text:style-name="P105"/>
      <text:p text:style-name="P7">§ <text:span text:style-name="T28">7</text:span></text:p>
      <text:p text:style-name="P7"/>
      <text:p text:style-name="P57">Задача <text:span text:style-name="T23">1</text:span>.</text:p>
      <text:p text:style-name="P106"/>
      <text:p text:style-name="P106">Нет. Обратное число существует для любого, кроме нуля.</text:p>
      <text:p text:style-name="P106"/>
      <text:p text:style-name="P106"/>
      <text:p text:style-name="P8">§ <text:span text:style-name="T29">9</text:span></text:p>
      <text:p text:style-name="P107"/>
      <text:p text:style-name="P58">Задача <text:span text:style-name="T23">1</text:span>.</text:p>
      <text:p text:style-name="P58"/>
      <text:p text:style-name="P108"><text:span text:style-name="T30">R = (</text:span>a * m) + <text:span text:style-name="T30">((A</text:span> — a) * n)</text:p>
      <text:p text:style-name="P108"/>
      <text:p text:style-name="P108">125 = (15 * 3) + ((<text:span text:style-name="T30">3</text:span>5 — 15)) * n)</text:p>
      <text:p text:style-name="P109">125 = 45 + 20 * n</text:p>
      <text:p text:style-name="P109">125 — 45 = 20n</text:p>
      <text:p text:style-name="P109">80 = 20 n</text:p>
      <text:p text:style-name="P109">n = 80 / 20</text:p>
      <text:p text:style-name="P109">n = 4 </text:p>
      <text:p text:style-name="P59"><text:soft-page-break/>Задача <text:span text:style-name="T30">2</text:span>.</text:p>
      <text:p text:style-name="P59"/>
      <text:p text:style-name="P112">v = V — S / t;</text:p>
      <text:p text:style-name="P111">V = S / t + v; </text:p>
      <text:p text:style-name="P110">S = (V — v) * t; </text:p>
      <text:p text:style-name="P110">t = S / (V — v).</text:p>
      <text:p text:style-name="P6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258">S</text:p>
          </table:table-cell>
          <table:table-cell table:style-name="Table5.A1" office:value-type="string">
            <text:p text:style-name="P258">V</text:p>
          </table:table-cell>
          <table:table-cell table:style-name="Table5.A1" office:value-type="string">
            <text:p text:style-name="P258">v</text:p>
          </table:table-cell>
          <table:table-cell table:style-name="Table5.D1" office:value-type="string">
            <text:p text:style-name="P258">t</text:p>
          </table:table-cell>
        </table:table-row>
        <table:table-row>
          <table:table-cell table:style-name="Table5.A2" office:value-type="string">
            <text:p text:style-name="P258">40</text:p>
          </table:table-cell>
          <table:table-cell table:style-name="Table5.A2" office:value-type="string">
            <text:p text:style-name="P258">12</text:p>
          </table:table-cell>
          <table:table-cell table:style-name="Table5.A2" office:value-type="string">
            <text:p text:style-name="P260">2</text:p>
          </table:table-cell>
          <table:table-cell table:style-name="Table5.D2" office:value-type="string">
            <text:p text:style-name="P258">4</text:p>
          </table:table-cell>
        </table:table-row>
        <table:table-row>
          <table:table-cell table:style-name="Table5.A2" office:value-type="string">
            <text:p text:style-name="P258">20</text:p>
          </table:table-cell>
          <table:table-cell table:style-name="Table5.A2" office:value-type="string">
            <text:p text:style-name="P259">13</text:p>
          </table:table-cell>
          <table:table-cell table:style-name="Table5.A2" office:value-type="string">
            <text:p text:style-name="P258">3</text:p>
          </table:table-cell>
          <table:table-cell table:style-name="Table5.D2" office:value-type="string">
            <text:p text:style-name="P258">2</text:p>
          </table:table-cell>
        </table:table-row>
        <table:table-row>
          <table:table-cell table:style-name="Table5.A2" office:value-type="string">
            <text:p text:style-name="P259">36</text:p>
          </table:table-cell>
          <table:table-cell table:style-name="Table5.A2" office:value-type="string">
            <text:p text:style-name="P258">15</text:p>
          </table:table-cell>
          <table:table-cell table:style-name="Table5.A2" office:value-type="string">
            <text:p text:style-name="P258">3</text:p>
          </table:table-cell>
          <table:table-cell table:style-name="Table5.D2" office:value-type="string">
            <text:p text:style-name="P258">3</text:p>
          </table:table-cell>
        </table:table-row>
        <table:table-row>
          <table:table-cell table:style-name="Table5.A2" office:value-type="string">
            <text:p text:style-name="P258">98</text:p>
          </table:table-cell>
          <table:table-cell table:style-name="Table5.A2" office:value-type="string">
            <text:p text:style-name="P258">12,5</text:p>
          </table:table-cell>
          <table:table-cell table:style-name="Table5.A2" office:value-type="string">
            <text:p text:style-name="P258">2,7</text:p>
          </table:table-cell>
          <table:table-cell table:style-name="Table5.D2" office:value-type="string">
            <text:p text:style-name="P259">10</text:p>
          </table:table-cell>
        </table:table-row>
      </table:table>
      <text:p text:style-name="P59"/>
      <text:p text:style-name="P61">Задача <text:span text:style-name="T31">3</text:span>.</text:p>
      <text:p text:style-name="P61"/>
      <text:p text:style-name="P112">(a — 3) * b = (a * c) + d</text:p>
      <text:p text:style-name="P112"/>
      <text:p text:style-name="P112">(40 — 3) * 10 = (40 * 9) + d</text:p>
      <text:p text:style-name="P112">370 = 360 + d</text:p>
      <text:p text:style-name="P112">370 — 360 = d</text:p>
      <text:p text:style-name="P112">d = 10</text:p>
      <text:p text:style-name="P112"/>
      <text:p text:style-name="P61">Задача <text:span text:style-name="T31">4</text:span>.</text:p>
      <text:p text:style-name="P61"/>
      <text:p text:style-name="P115">(a — d) + b = (a + b) / 3</text:p>
      <text:p text:style-name="P115"/>
      <text:p text:style-name="P115">(40 — d) + 5 = (40 + 5) / 3</text:p>
      <text:p text:style-name="P115">(40 — d) + 5 = 15</text:p>
      <text:p text:style-name="P115">40 — d = 10</text:p>
      <text:p text:style-name="P115">d = 30</text:p>
      <text:p text:style-name="P113"/>
      <text:p text:style-name="P62">Задача <text:span text:style-name="T32">5</text:span>.</text:p>
      <text:p text:style-name="P62"/>
      <text:p text:style-name="P114">a + c = a * 2 — d</text:p>
      <text:p text:style-name="P114"/>
      <text:p text:style-name="P114">15 + 5 = 15 * 2 — d</text:p>
      <text:p text:style-name="P114">20 = 30 — d</text:p>
      <text:p text:style-name="P114">d = 30 — 20</text:p>
      <text:p text:style-name="P114">d = 10 <text:s text:c="2"/></text:p>
      <text:p text:style-name="P114"/>
      <text:p text:style-name="P114"><text:s/></text:p>
      <text:p text:style-name="P9">§ <text:span text:style-name="T33">11</text:span></text:p>
      <text:p text:style-name="P9"/>
      <text:p text:style-name="P63">Задача <text:span text:style-name="T33">1</text:span>.</text:p>
      <text:p text:style-name="P63"/>
      <text:p text:style-name="P116"><draw:frame draw:style-name="fr1" draw:name="Object48" text:anchor-type="as-char" svg:y="-0.377cm" svg:width="1.012cm" svg:height="0.531cm" draw:z-index="78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16"><draw:frame draw:style-name="fr1" draw:name="Object50" text:anchor-type="as-char" svg:y="-0.377cm" svg:width="1.884cm" svg:height="0.531cm" draw:z-index="81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16"><draw:frame draw:style-name="fr1" draw:name="Object54" text:anchor-type="as-char" svg:y="-0.683cm" svg:width="1.097cm" svg:height="1.062cm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8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16"><text:soft-page-break/><draw:frame draw:style-name="fr1" draw:name="Object55" text:anchor-type="as-char" svg:y="-0.619cm" svg:width="1.134cm" svg:height="0.998cm" draw:z-index="8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17">h = <draw:frame draw:style-name="fr1" draw:name="Object56" text:anchor-type="as-char" svg:y="-0.619cm" svg:width="1.134cm" svg:height="0.998cm" draw:z-index="86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87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88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89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90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91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17"/>
      <text:p text:style-name="P64">Задача <text:span text:style-name="T36">2</text:span>.</text:p>
      <text:p text:style-name="P64"/>
      <text:p text:style-name="P64"><draw:frame draw:style-name="fr1" draw:name="Object62" text:anchor-type="as-char" svg:y="-0.437cm" svg:width="2.572cm" svg:height="0.591cm" draw:z-index="92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64"><draw:frame draw:style-name="fr1" draw:name="Object63" text:anchor-type="as-char" svg:y="-0.386cm" svg:width="4.59cm" svg:height="0.542cm" draw:z-index="93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64"><draw:frame draw:style-name="fr1" draw:name="Object64" text:anchor-type="as-char" svg:y="-0.377cm" svg:width="3.679cm" svg:height="0.531cm" draw:z-index="9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8"/>
      <text:p text:style-name="P118">150 — 25 = 60 + 22с</text:p>
      <text:p text:style-name="P118">125 = 60 + 22с</text:p>
      <text:p text:style-name="P118">125 — 60 = 22с</text:p>
      <text:p text:style-name="P118">65 = 22с</text:p>
      <text:p text:style-name="P118"><draw:frame draw:style-name="fr1" draw:name="Object65" text:anchor-type="as-char" svg:y="-0.619cm" svg:width="0.714cm" svg:height="0.998cm" draw:z-index="95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8">с =<draw:frame draw:style-name="fr1" draw:name="Object66" text:anchor-type="as-char" svg:y="-0.619cm" svg:width="0.963cm" svg:height="0.998cm" draw:z-index="96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8"/>
      <text:p text:style-name="P65">Задача <text:span text:style-name="T38">3</text:span>.</text:p>
      <text:p text:style-name="P65"/>
      <text:p text:style-name="P119">1) s = a + (a — b) + n;<text:span text:style-name="T39"> проверка:</text:span> 50 = 20 + (20 — 5) + 15 <text:span text:style-name="T39">=&gt; 50 = 50</text:span> </text:p>
      <text:p text:style-name="P119">2) b = a — s + a + n =&gt; b = 20 — 50 + 20 + 15 = 5</text:p>
      <text:p text:style-name="P120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9"/>
      <text:p text:style-name="P66">Задача <text:span text:style-name="T39">4</text:span>.</text:p>
      <text:p text:style-name="P66"/>
      <text:p text:style-name="P122">1) (a * b) + c = d * (a + 8); проверка:<text:span text:style-name="T38"> (20 * 25) + 536 = 37 * (20 + 8) =&gt; 1036 = 1036</text:span></text:p>
      <text:p text:style-name="P121">2) c = d * (a + 8) - (a * b) = 37 * (20 + 8) — (20 * 25) = 536</text:p>
      <text:p text:style-name="P124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23"/>
      <text:p text:style-name="P67">Задача <text:span text:style-name="T40">5</text:span>.</text:p>
      <text:p text:style-name="P67"/>
      <text:p text:style-name="P125">1) a — c = (b — d) * m</text:p>
      <text:p text:style-name="P126"/>
      <text:p text:style-name="P125">2)</text:p>
      <text:p text:style-name="P125"/>
      <text:p text:style-name="P126"><text:s text:c="4"/><text:span text:style-name="T41">m = </text:span>a — c / <text:span text:style-name="T41">b — d</text:span></text:p>
      <text:p text:style-name="P126"><text:s text:c="4"/><text:span text:style-name="T41">b = (a — c + dm) / m</text:span></text:p>
      <text:p text:style-name="P126"><text:s text:c="4"/><text:span text:style-name="T41">a = </text:span>(b — d) * m <text:span text:style-name="T41">+ c</text:span></text:p>
      <text:p text:style-name="P126"><text:s text:c="4"/><text:span text:style-name="T42">d = (bm — (a — c)) / m</text:span></text:p>
      <text:p text:style-name="P126"><text:s text:c="4"/><text:span text:style-name="T41">c = a </text:span>—<text:span text:style-name="T41"> </text:span>(b — d) * m</text:p>
      <text:p text:style-name="P126"/>
      <text:p text:style-name="P126"/>
      <text:p text:style-name="P126"/>
      <text:p text:style-name="P126"/>
      <text:p text:style-name="P1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257"/>
          </table:table-cell>
          <table:table-cell table:style-name="Table6.B1" office:value-type="string">
            <text:p text:style-name="P261">c</text:p>
          </table:table-cell>
          <table:table-cell table:style-name="Table6.B1" office:value-type="string">
            <text:p text:style-name="P261">d</text:p>
          </table:table-cell>
          <table:table-cell table:style-name="Table6.B1" office:value-type="string">
            <text:p text:style-name="P261">a</text:p>
          </table:table-cell>
          <table:table-cell table:style-name="Table6.B1" office:value-type="string">
            <text:p text:style-name="P261">b</text:p>
          </table:table-cell>
          <table:table-cell table:style-name="Table6.B1" office:value-type="string">
            <text:p text:style-name="P261">m</text:p>
          </table:table-cell>
        </table:table-row>
        <table:table-row>
          <table:table-cell table:style-name="Table6.A2" office:value-type="string">
            <text:p text:style-name="P261">1</text:p>
          </table:table-cell>
          <table:table-cell table:style-name="Table6.B2" office:value-type="string">
            <text:p text:style-name="P261">250</text:p>
          </table:table-cell>
          <table:table-cell table:style-name="Table6.B2" office:value-type="string">
            <text:p text:style-name="P261">50</text:p>
          </table:table-cell>
          <table:table-cell table:style-name="Table6.B2" office:value-type="string">
            <text:p text:style-name="P261">1000</text:p>
          </table:table-cell>
          <table:table-cell table:style-name="Table6.B2" office:value-type="string">
            <text:p text:style-name="P261">300</text:p>
          </table:table-cell>
          <table:table-cell table:style-name="Table6.F2" office:value-type="string">
            <text:p text:style-name="P262">3</text:p>
          </table:table-cell>
        </table:table-row>
        <table:table-row>
          <table:table-cell table:style-name="Table6.A2" office:value-type="string">
            <text:p text:style-name="P261">2</text:p>
          </table:table-cell>
          <table:table-cell table:style-name="Table6.B2" office:value-type="string">
            <text:p text:style-name="P261">100</text:p>
          </table:table-cell>
          <table:table-cell table:style-name="Table6.B2" office:value-type="string">
            <text:p text:style-name="P261">600</text:p>
          </table:table-cell>
          <table:table-cell table:style-name="Table6.B2" office:value-type="string">
            <text:p text:style-name="P261">900</text:p>
          </table:table-cell>
          <table:table-cell table:style-name="Table6.B2" office:value-type="string">
            <text:p text:style-name="P263">800</text:p>
          </table:table-cell>
          <table:table-cell table:style-name="Table6.F2" office:value-type="string">
            <text:p text:style-name="P261">4</text:p>
          </table:table-cell>
        </table:table-row>
        <table:table-row>
          <table:table-cell table:style-name="Table6.A2" office:value-type="string">
            <text:p text:style-name="P261">3</text:p>
          </table:table-cell>
          <table:table-cell table:style-name="Table6.B2" office:value-type="string">
            <text:p text:style-name="P261">200</text:p>
          </table:table-cell>
          <table:table-cell table:style-name="Table6.B2" office:value-type="string">
            <text:p text:style-name="P261">300</text:p>
          </table:table-cell>
          <table:table-cell table:style-name="Table6.B2" office:value-type="string">
            <text:p text:style-name="P262">1200</text:p>
          </table:table-cell>
          <table:table-cell table:style-name="Table6.B2" office:value-type="string">
            <text:p text:style-name="P261">800</text:p>
          </table:table-cell>
          <table:table-cell table:style-name="Table6.F2" office:value-type="string">
            <text:p text:style-name="P261">2</text:p>
          </table:table-cell>
        </table:table-row>
        <table:table-row>
          <table:table-cell table:style-name="Table6.A2" office:value-type="string">
            <text:p text:style-name="P261">4</text:p>
          </table:table-cell>
          <table:table-cell table:style-name="Table6.B2" office:value-type="string">
            <text:p text:style-name="P261">500</text:p>
          </table:table-cell>
          <table:table-cell table:style-name="Table6.B2" office:value-type="string">
            <text:p text:style-name="P263">600</text:p>
          </table:table-cell>
          <table:table-cell table:style-name="Table6.B2" office:value-type="string">
            <text:p text:style-name="P261">2000</text:p>
          </table:table-cell>
          <table:table-cell table:style-name="Table6.B2" office:value-type="string">
            <text:p text:style-name="P261">900</text:p>
          </table:table-cell>
          <table:table-cell table:style-name="Table6.F2" office:value-type="string">
            <text:p text:style-name="P261">5</text:p>
          </table:table-cell>
        </table:table-row>
        <table:table-row>
          <table:table-cell table:style-name="Table6.A2" office:value-type="string">
            <text:p text:style-name="P261">5</text:p>
          </table:table-cell>
          <table:table-cell table:style-name="Table6.B2" office:value-type="string">
            <text:p text:style-name="P262">1000</text:p>
          </table:table-cell>
          <table:table-cell table:style-name="Table6.B2" office:value-type="string">
            <text:p text:style-name="P261">300</text:p>
          </table:table-cell>
          <table:table-cell table:style-name="Table6.B2" office:value-type="string">
            <text:p text:style-name="P261">2500</text:p>
          </table:table-cell>
          <table:table-cell table:style-name="Table6.B2" office:value-type="string">
            <text:p text:style-name="P261">800</text:p>
          </table:table-cell>
          <table:table-cell table:style-name="Table6.F2" office:value-type="string">
            <text:p text:style-name="P261">3</text:p>
          </table:table-cell>
        </table:table-row>
      </table:table>
      <text:p text:style-name="P125"/>
      <text:p text:style-name="P127">3)</text:p>
      <text:p text:style-name="P128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8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8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8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8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27"/>
      <text:p text:style-name="P68">Задача <text:span text:style-name="T43">6</text:span>.</text:p>
      <text:p text:style-name="P68"/>
      <text:p text:style-name="P130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31">2)</text:p>
      <text:p text:style-name="P131">a) A = a + (a + 400) + ((a + (a + 400)) / 4) = 100 + (100 + 400) + ((100 + (100 + 400)) / 4) = <text:span text:style-name="T44">750 т</text:span></text:p>
      <text:p text:style-name="P132">б) <text:span text:style-name="T45">7200 = 2000 + (2000 + 800) + ((2000 + (2000 + 800))) / d</text:span></text:p>
      <text:p text:style-name="P129"><text:s text:c="4"/><text:span text:style-name="T45">7200 — 2000 — (2000 + 800) = (2000 + (2000 + 800)) / d</text:span></text:p>
      <text:p text:style-name="P129"><text:s text:c="4"/><text:span text:style-name="T45">2400 = (2000 + (2000 + 800)) / d</text:span></text:p>
      <text:p text:style-name="P129"><text:s text:c="4"/><text:span text:style-name="T45">2400d = 4800</text:span></text:p>
      <text:p text:style-name="P129"><text:s text:c="4"/><text:span text:style-name="T45">d = 4800 / 2400 = 2</text:span></text:p>
      <text:p text:style-name="P129"/>
      <text:p text:style-name="P129"/>
      <text:p text:style-name="P10">§ <text:span text:style-name="T33">12</text:span></text:p>
      <text:p text:style-name="P10"/>
      <text:p text:style-name="P69">Задача <text:span text:style-name="T47">1</text:span>.</text:p>
      <text:p text:style-name="P69"/>
      <text:p text:style-name="P133">2x + 1,75 = 2,3</text:p>
      <text:p text:style-name="P133">2x = 2,3 — 1, 75</text:p>
      <text:p text:style-name="P133">2x = 0,55</text:p>
      <text:p text:style-name="P133">x = 0,55 / 2 = 0,275</text:p>
      <text:p text:style-name="P133"/>
      <text:p text:style-name="P69">Задача <text:span text:style-name="T47">2</text:span>.</text:p>
      <text:p text:style-name="P69"/>
      <text:p text:style-name="P133">3x — 3,7 = 0,8</text:p>
      <text:p text:style-name="P133">3x = 0,8 + 3,7</text:p>
      <text:p text:style-name="P133"><text:soft-page-break/>3x = 4,5</text:p>
      <text:p text:style-name="P133">x = 4,5 / 3 = 1,5</text:p>
      <text:p text:style-name="P133"/>
      <text:p text:style-name="P69">Задача <text:span text:style-name="T47">3</text:span>.</text:p>
      <text:p text:style-name="P69"/>
      <text:p text:style-name="P133">x / 2,5 = 1,3</text:p>
      <text:p text:style-name="P133">x = 1,3 * 2,5</text:p>
      <text:p text:style-name="P133">x = 3,25</text:p>
      <text:p text:style-name="P133"/>
      <text:p text:style-name="P69">Задача <text:span text:style-name="T47">4</text:span>.</text:p>
      <text:p text:style-name="P69"/>
      <text:p text:style-name="P133">12,5 / x = 0,5</text:p>
      <text:p text:style-name="P133">12,5 = 0,5x</text:p>
      <text:p text:style-name="P133">x = 12,5 / 0,5 = 25</text:p>
      <text:p text:style-name="P133"/>
      <text:p text:style-name="P69">Задача <text:span text:style-name="T47">5</text:span>.</text:p>
      <text:p text:style-name="P69"/>
      <text:p text:style-name="P134">12*25 + 40x = 5 руб. 80 коп.</text:p>
      <text:p text:style-name="P135">300 + 40x <text:s/>= 580</text:p>
      <text:p text:style-name="P135">40x = 580 — 300</text:p>
      <text:p text:style-name="P135">40x = 280</text:p>
      <text:p text:style-name="P135">x = 280 / 40 = 7</text:p>
      <text:p text:style-name="P135"/>
      <text:p text:style-name="P135"/>
      <text:p text:style-name="P70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71"><text:span text:style-name="T47">1</text:span>.</text:p>
      <text:p text:style-name="P71"/>
      <text:p text:style-name="P136">3;<text:tab/>-3;<text:tab/>-2;</text:p>
      <text:p text:style-name="P136">2;<text:tab/>-2;<text:tab/>-3.</text:p>
      <text:p text:style-name="P136"/>
      <text:p text:style-name="P136">2.</text:p>
      <text:p text:style-name="P136"/>
      <text:p text:style-name="P136">7+(-3) = 7 — 3 = 4;<text:tab/>9+(-5) = 9 — 5 = 4.</text:p>
      <text:p text:style-name="P136"/>
      <text:p text:style-name="P136">3.</text:p>
      <text:p text:style-name="P136"/>
      <text:p text:style-name="P136">2;<text:tab/>0;<text:tab/>-4.</text:p>
      <text:p text:style-name="P136"/>
      <text:p text:style-name="P13">§ <text:span text:style-name="T49">2</text:span></text:p>
      <text:p text:style-name="P13"/>
      <text:p text:style-name="P14">Упражнения</text:p>
      <text:p text:style-name="P14"/>
      <text:p text:style-name="P137">1.</text:p>
      <text:p text:style-name="P137"/>
      <text:p text:style-name="P137">2 — 5 = -3, т. к. 5 — 3 = 2;</text:p>
      <text:p text:style-name="P137">4 — 9 = -5, т. к. 9 — 5 = 4. </text:p>
      <text:p text:style-name="P15"><text:soft-page-break/>§ <text:span text:style-name="T50">3</text:span></text:p>
      <text:p text:style-name="P15"/>
      <text:p text:style-name="P72">Задача <text:span text:style-name="T47">1</text:span>.</text:p>
      <text:p text:style-name="P7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78">Промежуток времени</text:p>
          </table:table-cell>
          <table:table-cell table:style-name="Table7.B1" office:value-type="string">
            <text:p text:style-name="P269">От 0 ч.</text:p>
            <text:p text:style-name="P269">До 2 ч.</text:p>
          </table:table-cell>
          <table:table-cell table:style-name="Table7.B1" office:value-type="string">
            <text:p text:style-name="P269">2 ч.</text:p>
            <text:p text:style-name="P269">4 ч.</text:p>
          </table:table-cell>
          <table:table-cell table:style-name="Table7.B1" office:value-type="string">
            <text:p text:style-name="P269">4 ч.</text:p>
            <text:p text:style-name="P269">6 ч.</text:p>
          </table:table-cell>
          <table:table-cell table:style-name="Table7.B1" office:value-type="string">
            <text:p text:style-name="P269">6 ч.</text:p>
            <text:p text:style-name="P269">8 ч.</text:p>
          </table:table-cell>
          <table:table-cell table:style-name="Table7.B1" office:value-type="string">
            <text:p text:style-name="P269">8 ч.</text:p>
            <text:p text:style-name="P269">10 ч.</text:p>
          </table:table-cell>
          <table:table-cell table:style-name="Table7.B1" office:value-type="string">
            <text:p text:style-name="P269">10 ч.</text:p>
            <text:p text:style-name="P269">12 ч.</text:p>
          </table:table-cell>
          <table:table-cell table:style-name="Table7.B1" office:value-type="string">
            <text:p text:style-name="P269">12 ч.</text:p>
            <text:p text:style-name="P269">14 ч.</text:p>
          </table:table-cell>
          <table:table-cell table:style-name="Table7.B1" office:value-type="string">
            <text:p text:style-name="P269">14 ч.</text:p>
            <text:p text:style-name="P269">16 ч.</text:p>
          </table:table-cell>
          <table:table-cell table:style-name="Table7.B1" office:value-type="string">
            <text:p text:style-name="P269">16 ч.</text:p>
            <text:p text:style-name="P269">18 ч.</text:p>
          </table:table-cell>
          <table:table-cell table:style-name="Table7.B1" office:value-type="string">
            <text:p text:style-name="P269">18 ч.</text:p>
            <text:p text:style-name="P269">20 ч.</text:p>
          </table:table-cell>
          <table:table-cell table:style-name="Table7.B1" office:value-type="string">
            <text:p text:style-name="P269">20 ч.</text:p>
            <text:p text:style-name="P269">22 ч.</text:p>
          </table:table-cell>
          <table:table-cell table:style-name="Table7.B1" office:value-type="string">
            <text:p text:style-name="P270">22 ч.</text:p>
            <text:p text:style-name="P273">24 ч.</text:p>
          </table:table-cell>
        </table:table-row>
        <table:table-row>
          <table:table-cell table:style-name="Table7.A2" office:value-type="string">
            <text:p text:style-name="P275">Приращение температуры <text:span text:style-name="T52">(в ºC)</text:span></text:p>
          </table:table-cell>
          <table:table-cell table:style-name="Table7.B2" office:value-type="string">
            <text:p text:style-name="P275">-<text:span text:style-name="T51">2</text:span></text:p>
          </table:table-cell>
          <table:table-cell table:style-name="Table7.B2" office:value-type="string">
            <text:p text:style-name="P275">-<text:span text:style-name="T51">1</text:span></text:p>
          </table:table-cell>
          <table:table-cell table:style-name="Table7.B2" office:value-type="string">
            <text:p text:style-name="P273">0</text:p>
          </table:table-cell>
          <table:table-cell table:style-name="Table7.B2" office:value-type="string">
            <text:p text:style-name="P273">+2</text:p>
          </table:table-cell>
          <table:table-cell table:style-name="Table7.B2" office:value-type="string">
            <text:p text:style-name="P273">+3</text:p>
          </table:table-cell>
          <table:table-cell table:style-name="Table7.B2" office:value-type="string">
            <text:p text:style-name="P273">+3</text:p>
          </table:table-cell>
          <table:table-cell table:style-name="Table7.B2" office:value-type="string">
            <text:p text:style-name="P273">+2</text:p>
          </table:table-cell>
          <table:table-cell table:style-name="Table7.B2" office:value-type="string">
            <text:p text:style-name="P275">-<text:span text:style-name="T51">1</text:span></text:p>
          </table:table-cell>
          <table:table-cell table:style-name="Table7.B2" office:value-type="string">
            <text:p text:style-name="P275">-<text:span text:style-name="T51">1</text:span></text:p>
          </table:table-cell>
          <table:table-cell table:style-name="Table7.B2" office:value-type="string">
            <text:p text:style-name="P275">-<text:span text:style-name="T51">1</text:span></text:p>
          </table:table-cell>
          <table:table-cell table:style-name="Table7.B2" office:value-type="string">
            <text:p text:style-name="P275">-<text:span text:style-name="T51">2</text:span></text:p>
          </table:table-cell>
          <table:table-cell table:style-name="Table7.A2" office:value-type="string">
            <text:p text:style-name="P275">-<text:span text:style-name="T51">2</text:span></text:p>
          </table:table-cell>
        </table:table-row>
      </table:table>
      <text:p text:style-name="P72"/>
      <text:p text:style-name="P73">Задача <text:span text:style-name="T53">2</text:span>.</text:p>
      <text:p text:style-name="P7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79">Изменение значений стороны квадрата</text:p>
          </table:table-cell>
          <table:table-cell table:style-name="Table8.B1" office:value-type="string">
            <text:p text:style-name="P271">От <text:span text:style-name="T53">0,5</text:span> см.</text:p>
            <text:p text:style-name="P271">До <text:span text:style-name="T53">1</text:span> см.</text:p>
          </table:table-cell>
          <table:table-cell table:style-name="Table8.B1" office:value-type="string">
            <text:p text:style-name="P271"><text:span text:style-name="T53">1</text:span> см.</text:p>
            <text:p text:style-name="P271"><text:span text:style-name="T53">1,5</text:span> см.</text:p>
          </table:table-cell>
          <table:table-cell table:style-name="Table8.B1" office:value-type="string">
            <text:p text:style-name="P271"><text:span text:style-name="T53">1,5</text:span> см.</text:p>
            <text:p text:style-name="P271"><text:span text:style-name="T53">2</text:span> см.</text:p>
          </table:table-cell>
          <table:table-cell table:style-name="Table8.B1" office:value-type="string">
            <text:p text:style-name="P271"><text:span text:style-name="T53">2</text:span> см.</text:p>
            <text:p text:style-name="P271"><text:span text:style-name="T53">2,5</text:span> см.</text:p>
          </table:table-cell>
          <table:table-cell table:style-name="Table8.B1" office:value-type="string">
            <text:p text:style-name="P271"><text:span text:style-name="T53">2,5</text:span> см.</text:p>
            <text:p text:style-name="P271"><text:span text:style-name="T53">3</text:span> см.</text:p>
          </table:table-cell>
          <table:table-cell table:style-name="Table8.B1" office:value-type="string">
            <text:p text:style-name="P271"><text:span text:style-name="T53">3</text:span> см.</text:p>
            <text:p text:style-name="P271"><text:span text:style-name="T53">3,5</text:span> см.</text:p>
          </table:table-cell>
          <table:table-cell table:style-name="Table8.B1" office:value-type="string">
            <text:p text:style-name="P271"><text:span text:style-name="T53">3,5</text:span> см.</text:p>
            <text:p text:style-name="P271">4 см.</text:p>
          </table:table-cell>
        </table:table-row>
        <table:table-row>
          <table:table-cell table:style-name="Table8.A2" office:value-type="string">
            <text:p text:style-name="P276">Приращение площади квадрата </text:p>
            <text:p text:style-name="P276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81">+0,75</text:p>
          </table:table-cell>
          <table:table-cell table:style-name="Table8.B2" office:value-type="string">
            <text:p text:style-name="P281">+1,25</text:p>
          </table:table-cell>
          <table:table-cell table:style-name="Table8.B2" office:value-type="string">
            <text:p text:style-name="P281">+1,75</text:p>
          </table:table-cell>
          <table:table-cell table:style-name="Table8.B2" office:value-type="string">
            <text:p text:style-name="P281">+2,25</text:p>
          </table:table-cell>
          <table:table-cell table:style-name="Table8.B2" office:value-type="string">
            <text:p text:style-name="P281">+2,75</text:p>
          </table:table-cell>
          <table:table-cell table:style-name="Table8.B2" office:value-type="string">
            <text:p text:style-name="P281">+3,25</text:p>
          </table:table-cell>
          <table:table-cell table:style-name="Table8.A2" office:value-type="string">
            <text:p text:style-name="P281"><text:span text:style-name="T94">+</text:span>3,75</text:p>
          </table:table-cell>
        </table:table-row>
      </table:table>
      <text:p text:style-name="P151"/>
      <text:p text:style-name="P74">Задача <text:span text:style-name="T95">3</text:span>.</text:p>
      <text:p text:style-name="P7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80">Время измерения</text:p>
          </table:table-cell>
          <table:table-cell table:style-name="Table9.B1" office:value-type="string">
            <text:p text:style-name="P272">0 ч.</text:p>
          </table:table-cell>
          <table:table-cell table:style-name="Table9.B1" office:value-type="string">
            <text:p text:style-name="P272">2 ч.</text:p>
          </table:table-cell>
          <table:table-cell table:style-name="Table9.B1" office:value-type="string">
            <text:p text:style-name="P272">4 ч.</text:p>
          </table:table-cell>
          <table:table-cell table:style-name="Table9.B1" office:value-type="string">
            <text:p text:style-name="P272">6 ч.</text:p>
          </table:table-cell>
          <table:table-cell table:style-name="Table9.B1" office:value-type="string">
            <text:p text:style-name="P272">8 ч.</text:p>
          </table:table-cell>
          <table:table-cell table:style-name="Table9.B1" office:value-type="string">
            <text:p text:style-name="P272">10 ч.</text:p>
          </table:table-cell>
          <table:table-cell table:style-name="Table9.B1" office:value-type="string">
            <text:p text:style-name="P272">12 ч.</text:p>
          </table:table-cell>
          <table:table-cell table:style-name="Table9.B1" office:value-type="string">
            <text:p text:style-name="P272">14 ч.</text:p>
          </table:table-cell>
          <table:table-cell table:style-name="Table9.B1" office:value-type="string">
            <text:p text:style-name="P272">16 ч.</text:p>
          </table:table-cell>
          <table:table-cell table:style-name="Table9.B1" office:value-type="string">
            <text:p text:style-name="P272">18 ч.</text:p>
          </table:table-cell>
          <table:table-cell table:style-name="Table9.B1" office:value-type="string">
            <text:p text:style-name="P272">20 ч.</text:p>
          </table:table-cell>
          <table:table-cell table:style-name="Table9.B1" office:value-type="string">
            <text:p text:style-name="P272">22 ч.</text:p>
          </table:table-cell>
          <table:table-cell table:style-name="Table9.B1" office:value-type="string">
            <text:p text:style-name="P272">2<text:span text:style-name="T96">4</text:span> ч.</text:p>
          </table:table-cell>
        </table:table-row>
        <table:table-row>
          <table:table-cell table:style-name="Table9.A2" office:value-type="string">
            <text:p text:style-name="P277">Температура</text:p>
            <text:p text:style-name="P277"><text:span text:style-name="T97">(в ºC)</text:span> </text:p>
          </table:table-cell>
          <table:table-cell table:style-name="Table9.B2" office:value-type="string">
            <text:p text:style-name="P282">+10º</text:p>
          </table:table-cell>
          <table:table-cell table:style-name="Table9.B2" office:value-type="string">
            <text:p text:style-name="P282">+9º</text:p>
          </table:table-cell>
          <table:table-cell table:style-name="Table9.B2" office:value-type="string">
            <text:p text:style-name="P282">+7º</text:p>
          </table:table-cell>
          <table:table-cell table:style-name="Table9.B2" office:value-type="string">
            <text:p text:style-name="P282">+7º</text:p>
          </table:table-cell>
          <table:table-cell table:style-name="Table9.B2" office:value-type="string">
            <text:p text:style-name="P282">+10º</text:p>
          </table:table-cell>
          <table:table-cell table:style-name="Table9.B2" office:value-type="string">
            <text:p text:style-name="P274">+<text:span text:style-name="T96">14º</text:span></text:p>
          </table:table-cell>
          <table:table-cell table:style-name="Table9.B2" office:value-type="string">
            <text:p text:style-name="P274">+<text:span text:style-name="T96">20º</text:span></text:p>
          </table:table-cell>
          <table:table-cell table:style-name="Table9.B2" office:value-type="string">
            <text:p text:style-name="P282">+22º</text:p>
          </table:table-cell>
          <table:table-cell table:style-name="Table9.B2" office:value-type="string">
            <text:p text:style-name="P282">+22º</text:p>
          </table:table-cell>
          <table:table-cell table:style-name="Table9.B2" office:value-type="string">
            <text:p text:style-name="P282">+19º</text:p>
          </table:table-cell>
          <table:table-cell table:style-name="Table9.B2" office:value-type="string">
            <text:p text:style-name="P282">+16º</text:p>
          </table:table-cell>
          <table:table-cell table:style-name="Table9.A2" office:value-type="string">
            <text:p text:style-name="P282">+11º</text:p>
          </table:table-cell>
          <table:table-cell table:style-name="Table9.N2" office:value-type="string">
            <text:p text:style-name="P282">+9º</text:p>
          </table:table-cell>
        </table:table-row>
      </table:table>
      <text:p text:style-name="P152"/>
      <text:p text:style-name="P152"/>
      <text:p text:style-name="P16">§ <text:span text:style-name="T98">5</text:span></text:p>
      <text:p text:style-name="P16"/>
      <text:p text:style-name="P75">Задача <text:span text:style-name="T98">1</text:span>.</text:p>
      <text:p text:style-name="P75"/>
      <text:p text:style-name="P75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17">§ <text:span text:style-name="T99">6</text:span></text:p>
      <text:p text:style-name="P17"/>
      <text:p text:style-name="P17">Упражнения</text:p>
      <text:p text:style-name="P17"/>
      <text:p text:style-name="P138">1.</text:p>
      <text:p text:style-name="P138"/>
      <text:p text:style-name="P138">-8;<text:tab/>-5;<text:tab/>2.</text:p>
      <text:p text:style-name="P138"/>
      <text:p text:style-name="P138">2.</text:p>
      <text:p text:style-name="P138"/>
      <text:p text:style-name="P138">x = 10;<text:tab/><text:tab/>x = 6;</text:p>
      <text:p text:style-name="P138">x = -5;<text:tab/><text:tab/>x = -5.</text:p>
      <text:p text:style-name="P138"/>
      <text:p text:style-name="P138"/>
      <text:p text:style-name="P138"/>
      <text:p text:style-name="P18"><text:soft-page-break/>§ <text:span text:style-name="T100">8</text:span></text:p>
      <text:p text:style-name="P18"/>
      <text:p text:style-name="P18">Упражнения</text:p>
      <text:p text:style-name="P18"/>
      <text:p text:style-name="P139">1.</text:p>
      <text:p text:style-name="P139"/>
      <text:p text:style-name="P139">5;<text:tab/>-6;<text:tab/>-1;<text:tab/>5.</text:p>
      <text:p text:style-name="P139"/>
      <text:p text:style-name="P139">2.</text:p>
      <text:p text:style-name="P139"/>
      <text:p text:style-name="P139">1;<text:tab/>39.</text:p>
      <text:p text:style-name="P139"/>
      <text:p text:style-name="P139">3.</text:p>
      <text:p text:style-name="P139"/>
      <text:p text:style-name="P139">x = -9;<text:tab/><text:tab/>x = 25.</text:p>
      <text:p text:style-name="P139"/>
      <text:p text:style-name="P139"/>
      <text:p text:style-name="P19">§ <text:span text:style-name="T101">9</text:span></text:p>
      <text:p text:style-name="P19"/>
      <text:p text:style-name="P19">Упражнения</text:p>
      <text:p text:style-name="P19"/>
      <text:p text:style-name="P140">1.</text:p>
      <text:p text:style-name="P140"/>
      <text:p text:style-name="P140">4.</text:p>
      <text:p text:style-name="P140"/>
      <text:p text:style-name="P140">2.</text:p>
      <text:p text:style-name="P140"/>
      <text:p text:style-name="P140">-7.</text:p>
      <text:p text:style-name="P140"/>
      <text:p text:style-name="P140"/>
      <text:p text:style-name="P20">§ <text:span text:style-name="T102">10</text:span></text:p>
      <text:p text:style-name="P20"/>
      <text:p text:style-name="P20">Упражнения</text:p>
      <text:p text:style-name="P20"/>
      <text:p text:style-name="P141">1.</text:p>
      <text:p text:style-name="P141"/>
      <text:p text:style-name="P141">3 &gt; -7;<text:tab/><text:tab/>-4 &gt; -7;<text:tab/>0 &lt; 5;<text:tab/><text:tab/>-6 &lt; 3.</text:p>
      <text:p text:style-name="P141"/>
      <text:p text:style-name="P141">2.</text:p>
      <text:p text:style-name="P141"/>
      <text:p text:style-name="P141">1) a &lt; x &lt; b;</text:p>
      <text:p text:style-name="P142">2) <text:span text:style-name="T103">a </text:span><text:span text:style-name="T104">≤ x ≤ b</text:span>;</text:p>
      <text:p text:style-name="P141">3) 0 &lt; a &lt; <text:span text:style-name="T103">1</text:span>.</text:p>
      <text:p text:style-name="P141"/>
      <text:p text:style-name="P141"/>
      <text:p text:style-name="P21">§ <text:span text:style-name="T102">11</text:span></text:p>
      <text:p text:style-name="P21"/>
      <text:p text:style-name="P76">Задача <text:span text:style-name="T98">1</text:span>.</text:p>
      <text:p text:style-name="P76"/>
      <text:p text:style-name="P143">AB = 5;<text:tab/>BA = -5.</text:p>
      <text:p text:style-name="P143"/>
      <text:p text:style-name="P143"/>
      <text:p text:style-name="P76"><text:soft-page-break/>Задача <text:span text:style-name="T105">2</text:span>.</text:p>
      <text:p text:style-name="P76"/>
      <text:p text:style-name="P143">B = -<text:span text:style-name="T106">4 — 3 = -7</text:span>.</text:p>
      <text:p text:style-name="P143"/>
      <text:p text:style-name="P76">Задача <text:span text:style-name="T105">3</text:span>.</text:p>
      <text:p text:style-name="P76"/>
      <text:p text:style-name="P143"><text:span text:style-name="T107">A = 4 + 6 = 10</text:span>.</text:p>
      <text:p text:style-name="P143"/>
      <text:p text:style-name="P143"/>
      <text:p text:style-name="P22">§ <text:span text:style-name="T102">12</text:span></text:p>
      <text:p text:style-name="P22"/>
      <text:p text:style-name="P22">Упражнения</text:p>
      <text:p text:style-name="P22"/>
      <text:p text:style-name="P144">1. -15.<text:tab/><text:tab/>2. 35.<text:tab/><text:tab/>3. -10.<text:tab/><text:tab/>4. 0.</text:p>
      <text:p text:style-name="P144"/>
      <text:p text:style-name="P144">5. 5.<text:tab/><text:tab/>6. -<text:span text:style-name="T108">2</text:span>8.</text:p>
      <text:p text:style-name="P144"/>
      <text:p text:style-name="P144">7. x = -3.<text:tab/>8. x = -7.<text:tab/>9. x = 100<text:tab/>10. x = 0.</text:p>
      <text:p text:style-name="P144"/>
      <text:p text:style-name="P144"/>
      <text:p text:style-name="P23">§ <text:span text:style-name="T102">14</text:span></text:p>
      <text:p text:style-name="P23"/>
      <text:p text:style-name="P23">Упражнения</text:p>
      <text:p text:style-name="P23"/>
      <text:p text:style-name="P145">1.</text:p>
      <text:p text:style-name="P145"/>
      <text:p text:style-name="P145">-3<text:span text:style-name="T54">4</text:span><text:span text:style-name="T109"> — 2</text:span><text:span text:style-name="T54">3</text:span><text:span text:style-name="T109"> = </text:span><text:span text:style-name="T110">73</text:span><text:span text:style-name="T109">;<text:tab/><text:tab/>-3</text:span><text:span text:style-name="T54">4</text:span><text:span text:style-name="T109"> — (-2</text:span><text:span text:style-name="T54">3</text:span><text:span text:style-name="T109">) = </text:span><text:span text:style-name="T110">89</text:span><text:span text:style-name="T109">;<text:tab/>3</text:span><text:span text:style-name="T54">4</text:span><text:span text:style-name="T109"> - (-2</text:span><text:span text:style-name="T54">3</text:span><text:span text:style-name="T109">) = 89;<text:tab/><text:tab/>3</text:span><text:span text:style-name="T54">4</text:span><text:span text:style-name="T109"> — 2</text:span><text:span text:style-name="T54">3</text:span><text:span text:style-name="T109"> = 73.</text:span></text:p>
      <text:p text:style-name="P153"/>
      <text:p text:style-name="P154">2.</text:p>
      <text:p text:style-name="P154"/>
      <text:p text:style-name="P145"><text:span text:style-name="T109">-</text:span><text:span text:style-name="T110">2</text:span><text:span text:style-name="T56">3</text:span><text:span text:style-name="T110"> - (-2) = -</text:span><text:span text:style-name="T111">6;<text:tab/><text:tab/>-1,5</text:span><text:span text:style-name="T57">3 </text:span><text:span text:style-name="T111">- (-1,5) = -1,875;<text:tab/><text:tab/>-1</text:span><text:span text:style-name="T57">3</text:span><text:span text:style-name="T111"> - (-1) = 0;<text:tab/><text:tab/></text:span></text:p>
      <text:p text:style-name="P145"><text:span text:style-name="T111">(-</text:span><text:span text:style-name="T111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11">)</text:span><text:span text:style-name="T57">3</text:span><text:span text:style-name="T111"> - (-</text:span><text:span text:style-name="T111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11">) = </text:span><text:span text:style-name="T111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12">= 0,375</text:span><text:span text:style-name="T111">;<text:tab/>0</text:span><text:span text:style-name="T57">3</text:span><text:span text:style-name="T111"> — 0 = 0;<text:tab/>0,5</text:span><text:span text:style-name="T57">3</text:span><text:span text:style-name="T111"> — 0,5 = -</text:span><text:span text:style-name="T112">0,375;<text:tab/>1,5</text:span><text:span text:style-name="T58">3</text:span><text:span text:style-name="T112"> — 1,5 = 1,875;</text:span></text:p>
      <text:p text:style-name="P145"><text:span text:style-name="T112">2</text:span><text:span text:style-name="T58">3</text:span><text:span text:style-name="T112"> — 2 = 6.</text:span></text:p>
      <text:p text:style-name="P155"/>
      <text:p text:style-name="P156">3.</text:p>
      <text:p text:style-name="P156"/>
      <text:p text:style-name="P146"><text:span text:style-name="T113">(</text:span><text:span text:style-name="T111">-</text:span><text:span text:style-name="T113">1)</text:span><text:span text:style-name="T59">n</text:span><text:span text:style-name="T113"> = 1, если n чётное число, (</text:span><text:span text:style-name="T111">-</text:span><text:span text:style-name="T113">1)</text:span><text:span text:style-name="T59">n</text:span><text:span text:style-name="T113"> = -1, если n нечётное число.</text:span></text:p>
      <text:p text:style-name="P157"/>
      <text:p text:style-name="P157"/>
      <text:p text:style-name="P24">§ <text:span text:style-name="T102">15</text:span></text:p>
      <text:p text:style-name="P24"/>
      <text:p text:style-name="P159">Упражнения</text:p>
      <text:p text:style-name="P159"/>
      <text:p text:style-name="P158">1.</text:p>
      <text:p text:style-name="P165"/>
      <text:p text:style-name="P165">1.</text:p>
      <text:p text:style-name="P166"/>
      <text:p text:style-name="P167">2.</text:p>
      <text:p text:style-name="P167"/>
      <text:p text:style-name="P167">0.</text:p>
      <text:p text:style-name="P167"/>
      <text:p text:style-name="P167"><text:soft-page-break/>3.</text:p>
      <text:p text:style-name="P16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264">x</text:p>
          </table:table-cell>
          <table:table-cell table:style-name="Table10.B1" office:value-type="string">
            <text:p text:style-name="P257">-<text:span text:style-name="T114">3</text:span></text:p>
          </table:table-cell>
          <table:table-cell table:style-name="Table10.B1" office:value-type="string">
            <text:p text:style-name="P257">-<text:span text:style-name="T114">2</text:span></text:p>
          </table:table-cell>
          <table:table-cell table:style-name="Table10.B1" office:value-type="string">
            <text:p text:style-name="P257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257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257">-<text:span text:style-name="T114">1,1</text:span></text:p>
          </table:table-cell>
          <table:table-cell table:style-name="Table10.B1" office:value-type="string">
            <text:p text:style-name="P257">-<text:span text:style-name="T114">0,9</text:span></text:p>
          </table:table-cell>
          <table:table-cell table:style-name="Table10.B1" office:value-type="string">
            <text:p text:style-name="P257">-<text:span text:style-name="T114">0,5</text:span></text:p>
          </table:table-cell>
          <table:table-cell table:style-name="Table10.B1" office:value-type="string">
            <text:p text:style-name="P264">0</text:p>
          </table:table-cell>
          <table:table-cell table:style-name="Table10.B1" office:value-type="string">
            <text:p text:style-name="P264">0,5</text:p>
          </table:table-cell>
          <table:table-cell table:style-name="Table10.B1" office:value-type="string">
            <text:p text:style-name="P264">0,9</text:p>
          </table:table-cell>
          <table:table-cell table:style-name="Table10.B1" office:value-type="string">
            <text:p text:style-name="P264">1,1</text:p>
          </table:table-cell>
          <table:table-cell table:style-name="Table10.B1" office:value-type="string">
            <text:p text:style-name="P257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257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264">2</text:p>
          </table:table-cell>
          <table:table-cell table:style-name="Table10.B1" office:value-type="string">
            <text:p text:style-name="P264">3</text:p>
          </table:table-cell>
        </table:table-row>
        <table:table-row>
          <table:table-cell table:style-name="Table10.A2" office:value-type="string">
            <text:p text:style-name="P257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0" text:anchor-type="as-char" svg:y="-0.619cm" svg:width="0.714cm" svg:height="0.998cm" draw:z-index="38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266"><draw:frame draw:style-name="fr1" draw:name="Object81" text:anchor-type="as-char" svg:y="-0.619cm" svg:width="0.907cm" svg:height="0.998cm" draw:z-index="3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2" text:anchor-type="as-char" svg:y="-0.619cm" svg:width="1.064cm" svg:height="0.998cm" draw:z-index="4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3" text:anchor-type="as-char" svg:y="-0.619cm" svg:width="0.847cm" svg:height="0.998cm" draw:z-index="4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265">0</text:p>
          </table:table-cell>
          <table:table-cell table:style-name="Table10.B2" office:value-type="string">
            <text:p text:style-name="P257"><draw:frame draw:style-name="fr1" draw:name="Object84" text:anchor-type="as-char" svg:y="-0.619cm" svg:width="0.503cm" svg:height="0.998cm" draw:z-index="4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5" text:anchor-type="as-char" svg:y="-0.619cm" svg:width="0.72cm" svg:height="0.998cm" draw:z-index="4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6" text:anchor-type="as-char" svg:y="-0.619cm" svg:width="1.252cm" svg:height="0.998cm" draw:z-index="4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7" text:anchor-type="as-char" svg:y="-0.619cm" svg:width="1.058cm" svg:height="0.998cm" draw:z-index="50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8" text:anchor-type="as-char" svg:y="-0.619cm" svg:width="0.852cm" svg:height="0.998cm" draw:z-index="51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89" text:anchor-type="as-char" svg:y="-0.619cm" svg:width="0.847cm" svg:height="0.998cm" draw:z-index="5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257"><draw:frame draw:style-name="fr1" draw:name="Object90" text:anchor-type="as-char" svg:y="-0.619cm" svg:width="0.85cm" svg:height="0.998cm" draw:z-index="5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67"><text:s text:c="2"/></text:p>
      <text:p text:style-name="P167"/>
      <text:p text:style-name="P25">§ <text:span text:style-name="T102">17</text:span></text:p>
      <text:p text:style-name="P25"/>
      <text:p text:style-name="P160">Упражнения</text:p>
      <text:p text:style-name="P160"/>
      <text:p text:style-name="P168">1.</text:p>
      <text:p text:style-name="P168"/>
      <text:p text:style-name="P168">4º;<text:tab/>2º;<text:tab/>-5º.</text:p>
      <text:p text:style-name="P168"/>
      <text:p text:style-name="P168">2.</text:p>
      <text:p text:style-name="P168"/>
      <text:p text:style-name="P168">14 ч.;<text:tab/><text:span text:style-name="T115">8 ч. и 22 ч.</text:span>;<text:tab/><text:span text:style-name="T115">6 ч.;<text:tab/>14 ч.;<text:tab/>2 ч..</text:span></text:p>
      <text:p text:style-name="P168"/>
      <text:p text:style-name="P169">3.</text:p>
      <text:p text:style-name="P181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67">Высота</text:p>
          </table:table-cell>
          <table:table-cell table:style-name="Table11.B1" office:value-type="string">
            <text:p text:style-name="P268">1000 м</text:p>
          </table:table-cell>
          <table:table-cell table:style-name="Table11.B1" office:value-type="string">
            <text:p text:style-name="P268">2000 м</text:p>
          </table:table-cell>
          <table:table-cell table:style-name="Table11.B1" office:value-type="string">
            <text:p text:style-name="P268">3000 м</text:p>
          </table:table-cell>
          <table:table-cell table:style-name="Table11.B1" office:value-type="string">
            <text:p text:style-name="P268">4000 м</text:p>
          </table:table-cell>
          <table:table-cell table:style-name="Table11.B1" office:value-type="string">
            <text:p text:style-name="P268">5000 м</text:p>
          </table:table-cell>
        </table:table-row>
        <table:table-row>
          <table:table-cell table:style-name="Table11.A1" office:value-type="string">
            <text:p text:style-name="P257">Температура</text:p>
            <text:p text:style-name="P267">(в ºC)</text:p>
          </table:table-cell>
          <table:table-cell table:style-name="Table11.B2" office:value-type="string">
            <text:p text:style-name="P268">+10</text:p>
          </table:table-cell>
          <table:table-cell table:style-name="Table11.B2" office:value-type="string">
            <text:p text:style-name="P268">+5</text:p>
          </table:table-cell>
          <table:table-cell table:style-name="Table11.B2" office:value-type="string">
            <text:p text:style-name="P268">0</text:p>
          </table:table-cell>
          <table:table-cell table:style-name="Table11.B2" office:value-type="string">
            <text:p text:style-name="P257">-<text:span text:style-name="T116">10</text:span></text:p>
          </table:table-cell>
          <table:table-cell table:style-name="Table11.B1" office:value-type="string">
            <text:p text:style-name="P268">-15</text:p>
          </table:table-cell>
        </table:table-row>
      </table:table>
      <text:p text:style-name="P283"/>
      <text:p text:style-name="P283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83"/>
      <text:p text:style-name="P283"/>
      <text:p text:style-name="P26"><text:soft-page-break/>ГЛАВА <text:span text:style-name="T48">III</text:span></text:p>
      <text:p text:style-name="P26"/>
      <text:p text:style-name="P26">§ <text:span text:style-name="T117">2</text:span></text:p>
      <text:p text:style-name="P26"/>
      <text:p text:style-name="P161">Упражнения</text:p>
      <text:p text:style-name="P161"/>
      <text:p text:style-name="P170">1. Целое.<text:tab/>2. Целое.<text:tab/>3. Целое.<text:tab/>4. Дробное.</text:p>
      <text:p text:style-name="P170"/>
      <text:p text:style-name="P171">5. Дробное.<text:tab/>6. Дробное.<text:tab/>7. Дробное.</text:p>
      <text:p text:style-name="P171"/>
      <text:p text:style-name="P171"/>
      <text:p text:style-name="P27">§ <text:span text:style-name="T118">3</text:span></text:p>
      <text:p text:style-name="P27"/>
      <text:p text:style-name="P162">Упражнения</text:p>
      <text:p text:style-name="P171"/>
      <text:p text:style-name="P172">1. x<text:span text:style-name="T54">2</text:span> + 4xy — 2a<text:span text:style-name="T54">2</text:span>.</text:p>
      <text:p text:style-name="P172"/>
      <text:p text:style-name="P172">2. 0,83x<text:span text:style-name="T54">2</text:span> — 0,77a<text:span text:style-name="T54">2</text:span> + 4,41ax.</text:p>
      <text:p text:style-name="P172"/>
      <text:p text:style-name="P172">3. 5a<text:span text:style-name="T54">2</text:span>.</text:p>
      <text:p text:style-name="P172"/>
      <text:p text:style-name="P172"/>
      <text:p text:style-name="P28">§ <text:span text:style-name="T119">4</text:span></text:p>
      <text:p text:style-name="P28"/>
      <text:p text:style-name="P163">Упражнения</text:p>
      <text:p text:style-name="P172"/>
      <text:p text:style-name="P173">1. -3x<text:span text:style-name="T54">2</text:span> + 3xy — 5y<text:span text:style-name="T54">2</text:span>.</text:p>
      <text:p text:style-name="P173">2. <text:span text:style-name="T127">-5ab + 5a</text:span><text:span text:style-name="T123">2</text:span><text:span text:style-name="T127"> — 6b</text:span><text:span text:style-name="T123">2</text:span><text:span text:style-name="T127">.</text:span></text:p>
      <text:p text:style-name="P173">3. <text:span text:style-name="T120">1 + x</text:span><text:span text:style-name="T60">2</text:span><text:span text:style-name="T120"> + x</text:span><text:span text:style-name="T60">4</text:span><text:span text:style-name="T120">.</text:span></text:p>
      <text:p text:style-name="P174"/>
      <text:p text:style-name="P174">4. x = a<text:span text:style-name="T54">2</text:span> + 2ab — 2b<text:span text:style-name="T54">2</text:span>.</text:p>
      <text:p text:style-name="P174">5. x = 3ab — b<text:span text:style-name="T54">2</text:span> + a<text:span text:style-name="T54">2</text:span>.</text:p>
      <text:p text:style-name="P174">6. x = <text:span text:style-name="T120">3</text:span>ab<text:span text:style-name="T54">2</text:span> + 3a<text:span text:style-name="T54">2</text:span>b + b<text:span text:style-name="T54">3</text:span>.</text:p>
      <text:p text:style-name="P174"/>
      <text:p text:style-name="P174"/>
      <text:p text:style-name="P29">§ <text:span text:style-name="T133">5</text:span></text:p>
      <text:p text:style-name="P29"/>
      <text:p text:style-name="P164">Упражнения</text:p>
      <text:p text:style-name="P164"/>
      <text:p text:style-name="P175">1. a<text:span text:style-name="T54">19</text:span>.</text:p>
      <text:p text:style-name="P175">2. a<text:span text:style-name="T54">18</text:span>.</text:p>
      <text:p text:style-name="P175">3. x<text:span text:style-name="T54">15</text:span>.</text:p>
      <text:p text:style-name="P175">4. c<text:span text:style-name="T54">24</text:span>.</text:p>
      <text:p text:style-name="P175">5. <text:span text:style-name="T134">(a — b)</text:span><text:span text:style-name="T61">7</text:span><text:span text:style-name="T134">.</text:span></text:p>
      <text:p text:style-name="P175">6. <text:span text:style-name="T134">(</text:span>x<text:span text:style-name="T54"> </text:span><text:span text:style-name="T61">2</text:span><text:span text:style-name="T121"> + y</text:span><text:span text:style-name="T124">2</text:span><text:span text:style-name="T128">)</text:span><text:span text:style-name="T124">6</text:span><text:span text:style-name="T121">.</text:span></text:p>
      <text:p text:style-name="P175"><text:span text:style-name="T121">7. x = b</text:span><text:span text:style-name="T122">5</text:span><text:span text:style-name="T121">.</text:span></text:p>
      <text:p text:style-name="P175"><text:span text:style-name="T121">8. x = b</text:span><text:span text:style-name="T122">2</text:span><text:span text:style-name="T121">.</text:span></text:p>
      <text:p text:style-name="P175"><text:span text:style-name="T121">9. x = b</text:span><text:span text:style-name="T124">4</text:span><text:span text:style-name="T121">.</text:span></text:p>
      <text:p text:style-name="P182"/>
      <text:p text:style-name="P182"/>
      <text:p text:style-name="P182"/>
      <text:p text:style-name="P182"/>
      <text:p text:style-name="P30"><text:soft-page-break/>§ <text:span text:style-name="T135">6</text:span></text:p>
      <text:p text:style-name="P30"/>
      <text:p text:style-name="P183">Упражнения</text:p>
      <text:p text:style-name="P183"/>
      <text:p text:style-name="P176"><text:span text:style-name="T121">1. 35x</text:span><text:span text:style-name="T122">3</text:span><text:span text:style-name="T121">y</text:span><text:span text:style-name="T122">3</text:span><text:span text:style-name="T121">z.</text:span></text:p>
      <text:p text:style-name="P176"><text:span text:style-name="T121">2. </text:span><text:span text:style-name="T121"><draw:frame draw:style-name="fr1" draw:name="Object92" text:anchor-type="as-char" svg:y="-0.619cm" svg:width="0.503cm" svg:height="0.998cm" draw:z-index="35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21">x</text:span><text:span text:style-name="T122">3</text:span><text:span text:style-name="T121">y</text:span><text:span text:style-name="T122">3</text:span><text:span text:style-name="T121">.</text:span></text:p>
      <text:p text:style-name="P176"><text:span text:style-name="T121">3. 13a</text:span><text:span text:style-name="T122">4</text:span><text:span text:style-name="T121">b</text:span><text:span text:style-name="T122">3</text:span><text:span text:style-name="T121">c</text:span><text:span text:style-name="T122">2</text:span><text:span text:style-name="T121">.</text:span></text:p>
      <text:p text:style-name="P176"><text:span text:style-name="T121">4. </text:span><text:span text:style-name="T129">x = -63a</text:span><text:span text:style-name="T125">3</text:span><text:span text:style-name="T129">bc.</text:span></text:p>
      <text:p text:style-name="P196">5. x = -9bc.</text:p>
      <text:p text:style-name="P177"><text:span text:style-name="T121">6. x = 8a</text:span><text:span text:style-name="T122">2</text:span><text:span text:style-name="T121">c.</text:span></text:p>
      <text:p text:style-name="P196"/>
      <text:p text:style-name="P31">§ <text:span text:style-name="T136">7</text:span></text:p>
      <text:p text:style-name="P31"/>
      <text:p text:style-name="P184">Упражнения</text:p>
      <text:p text:style-name="P184"/>
      <text:p text:style-name="P178"><text:span text:style-name="T121">1. 16a</text:span><text:span text:style-name="T122">12</text:span><text:span text:style-name="T121">b</text:span><text:span text:style-name="T122">4</text:span><text:span text:style-name="T121">c</text:span><text:span text:style-name="T122">4</text:span><text:span text:style-name="T121">.</text:span></text:p>
      <text:p text:style-name="P178"><text:span text:style-name="T121">2. -a</text:span><text:span text:style-name="T122">5</text:span><text:span text:style-name="T121">b</text:span><text:span text:style-name="T122">10</text:span><text:span text:style-name="T121">c</text:span><text:span text:style-name="T122">5</text:span><text:span text:style-name="T121">.</text:span></text:p>
      <text:p text:style-name="P178"><text:span text:style-name="T121">3. </text:span><text:span text:style-name="T121"><draw:frame draw:style-name="fr1" draw:name="Object93" text:anchor-type="as-char" svg:y="-0.619cm" svg:width="0.524cm" svg:height="0.998cm" draw:z-index="4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21">x</text:span><text:span text:style-name="T122">2</text:span><text:span text:style-name="T121">y</text:span><text:span text:style-name="T122">4</text:span><text:span text:style-name="T121">.</text:span></text:p>
      <text:p text:style-name="P178"><text:span text:style-name="T121">4. 0,0081a</text:span><text:span text:style-name="T122">12</text:span><text:span text:style-name="T121">x</text:span><text:span text:style-name="T122">4</text:span><text:span text:style-name="T121">y</text:span><text:span text:style-name="T122">8</text:span><text:span text:style-name="T121">.</text:span></text:p>
      <text:p text:style-name="P197"/>
      <text:p text:style-name="P32">§ <text:span text:style-name="T137">8</text:span></text:p>
      <text:p text:style-name="P32"/>
      <text:p text:style-name="P185">Упражнения</text:p>
      <text:p text:style-name="P185"/>
      <text:p text:style-name="P179"><text:span text:style-name="T121">1. x</text:span><text:span text:style-name="T122">2</text:span><text:span text:style-name="T121">y — 6x</text:span><text:span text:style-name="T122">3</text:span><text:span text:style-name="T121">.</text:span></text:p>
      <text:p text:style-name="P179"><text:span text:style-name="T121">2. -2a</text:span><text:span text:style-name="T122">3</text:span><text:span text:style-name="T121">b + 2a</text:span><text:span text:style-name="T122">2</text:span><text:span text:style-name="T121">b</text:span><text:span text:style-name="T122">2</text:span><text:span text:style-name="T121"> — 4ab</text:span><text:span text:style-name="T122">3</text:span><text:span text:style-name="T121">.</text:span></text:p>
      <text:p text:style-name="P179"><text:span text:style-name="T121">3. x = -3a</text:span><text:span text:style-name="T122">4</text:span><text:span text:style-name="T121">b — 3ab</text:span><text:span text:style-name="T122">4</text:span><text:span text:style-name="T121">.</text:span></text:p>
      <text:p text:style-name="P179"><text:span text:style-name="T121">4. x = </text:span><text:span text:style-name="T130">a (a+b) : (a+b) = a.</text:span></text:p>
      <text:p text:style-name="P180"><text:span text:style-name="T121">5. x = </text:span><text:span text:style-name="T130">a (a — 2b) : (a — 2b) = a.</text:span></text:p>
      <text:p text:style-name="P180"><text:span text:style-name="T121">6. x = 3a</text:span><text:span text:style-name="T122">2</text:span><text:span text:style-name="T121"> — 2b</text:span><text:span text:style-name="T122">2</text:span><text:span text:style-name="T121">.</text:span></text:p>
      <text:p text:style-name="P200"/>
      <text:p text:style-name="P200"/>
      <text:p text:style-name="P33">§ <text:span text:style-name="T138">9</text:span></text:p>
      <text:p text:style-name="P33"/>
      <text:p text:style-name="P186">Упражнения</text:p>
      <text:p text:style-name="P186"/>
      <text:p text:style-name="P199">1. <text:span text:style-name="T139">2x</text:span><text:span text:style-name="T62">4</text:span><text:span text:style-name="T139"> — x</text:span><text:span text:style-name="T62">3</text:span><text:span text:style-name="T139">y + 3x</text:span><text:span text:style-name="T62">2</text:span><text:span text:style-name="T139">y</text:span><text:span text:style-name="T62">2</text:span><text:span text:style-name="T139"> + xy</text:span><text:span text:style-name="T62">3 </text:span><text:span text:style-name="T139">+ 4y</text:span><text:span text:style-name="T62">4</text:span><text:span text:style-name="T139">.</text:span></text:p>
      <text:p text:style-name="P198">2. <text:span text:style-name="T140">4a</text:span><text:span text:style-name="T63">2</text:span><text:span text:style-name="T140"> + 4ab + b</text:span><text:span text:style-name="T63">2</text:span><text:span text:style-name="T140"> — c</text:span><text:span text:style-name="T63">2</text:span><text:span text:style-name="T140">.</text:span><text:span text:style-name="T63"> </text:span></text:p>
      <text:p text:style-name="P198">3. <draw:frame draw:style-name="fr1" draw:name="Object94" text:anchor-type="as-char" svg:y="-0.619cm" svg:width="1.423cm" svg:height="0.998cm" draw:z-index="48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41">x</text:span><text:span text:style-name="T64">3</text:span><text:span text:style-name="T141"> - </text:span><text:span text:style-name="T141"><draw:frame draw:style-name="fr1" draw:name="Object99" text:anchor-type="as-char" svg:y="-0.619cm" svg:width="1.284cm" svg:height="0.998cm" draw:z-index="4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41">y</text:span><text:span text:style-name="T64">3</text:span><text:span text:style-name="T141">.</text:span></text:p>
      <text:p text:style-name="P201">4. <text:span text:style-name="T142">x</text:span><text:span text:style-name="T65">4</text:span><text:span text:style-name="T142"> + 2x</text:span><text:span text:style-name="T65">3</text:span><text:span text:style-name="T142">y + 3x</text:span><text:span text:style-name="T65">2</text:span><text:span text:style-name="T142">y</text:span><text:span text:style-name="T65">2</text:span><text:span text:style-name="T142"> + 2xy</text:span><text:span text:style-name="T65">3</text:span><text:span text:style-name="T142"> + y</text:span><text:span text:style-name="T65">4</text:span><text:span text:style-name="T142">.</text:span></text:p>
      <text:p text:style-name="P201"/>
      <text:p text:style-name="P34">§ <text:span text:style-name="T143">10</text:span></text:p>
      <text:p text:style-name="P34"/>
      <text:p text:style-name="P187">Упражнения</text:p>
      <text:p text:style-name="P187"/>
      <text:p text:style-name="P202">1. <text:span text:style-name="T146">2x</text:span><text:span text:style-name="T68">3</text:span><text:span text:style-name="T146"> + 3x</text:span><text:span text:style-name="T68">2</text:span><text:span text:style-name="T146">y — 4x</text:span><text:span text:style-name="T68">2</text:span><text:span text:style-name="T146">z — 2xy</text:span><text:span text:style-name="T68">2 </text:span><text:span text:style-name="T146">— 2xyz + 2xz</text:span><text:span text:style-name="T68">2 </text:span><text:span text:style-name="T146">+ 2y</text:span><text:span text:style-name="T68">2</text:span><text:span text:style-name="T146">z — yz</text:span><text:span text:style-name="T68">2</text:span><text:span text:style-name="T146"> + 2x</text:span><text:span text:style-name="T68">2</text:span><text:span text:style-name="T146"> + 4xy — 4xz — 4yz + 2z</text:span><text:span text:style-name="T68">2</text:span><text:span text:style-name="T146">.</text:span></text:p>
      <text:p text:style-name="P203">2. <text:span text:style-name="T146">x</text:span><text:span text:style-name="T68">4</text:span><text:span text:style-name="T146"> — 16y</text:span><text:span text:style-name="T68">4</text:span><text:span text:style-name="T146">. </text:span></text:p>
      <text:p text:style-name="P204">3. <text:span text:style-name="T144">x</text:span><text:span text:style-name="T66">3</text:span><text:span text:style-name="T144"> + y</text:span><text:span text:style-name="T66">3 </text:span><text:span text:style-name="T144">+ z</text:span><text:span text:style-name="T67">3</text:span><text:span text:style-name="T145"> + 3x</text:span><text:span text:style-name="T66">2</text:span><text:span text:style-name="T144">y + 3x</text:span><text:span text:style-name="T66">2</text:span><text:span text:style-name="T144">z + 3xy</text:span><text:span text:style-name="T66">2</text:span><text:span text:style-name="T144"> + 3y</text:span><text:span text:style-name="T66">2</text:span><text:span text:style-name="T144">z + 3xz</text:span><text:span text:style-name="T67">2</text:span><text:span text:style-name="T145"> + 3yz</text:span><text:span text:style-name="T66">2</text:span><text:span text:style-name="T144"> + 6xyz.</text:span></text:p>
      <text:p text:style-name="P203">4. a<text:span text:style-name="T54">4</text:span> — a<text:span text:style-name="T54">3</text:span>b — 7a<text:span text:style-name="T54">2</text:span>b<text:span text:style-name="T54">2</text:span> + ab<text:span text:style-name="T54">3</text:span> + 6b<text:span text:style-name="T54">4</text:span>.</text:p>
      <text:p text:style-name="P35"><text:soft-page-break/>§ <text:span text:style-name="T143">11</text:span></text:p>
      <text:p text:style-name="P35"/>
      <text:p text:style-name="P188">Упражнения</text:p>
      <text:p text:style-name="P188"/>
      <text:p text:style-name="P205">1. a<text:span text:style-name="T54">5</text:span> + a<text:span text:style-name="T54">4</text:span> + 2a<text:span text:style-name="T54">3</text:span> — 6a<text:span text:style-name="T54">2</text:span> — 3a + 5.</text:p>
      <text:p text:style-name="P206">2. 2a<text:span text:style-name="T54">6</text:span> + <text:span text:style-name="T147">3</text:span>a<text:span text:style-name="T54">5</text:span> + a<text:span text:style-name="T54">4 </text:span><text:span text:style-name="T147">+ 9a</text:span><text:span text:style-name="T69">3 </text:span>— <text:span text:style-name="T147">2</text:span>a<text:span text:style-name="T54">2</text:span> — <text:span text:style-name="T147">18a + 5.</text:span></text:p>
      <text:p text:style-name="P207">3. b<text:span text:style-name="T54">6</text:span> — 1.</text:p>
      <text:p text:style-name="P207">4. x<text:span text:style-name="T54">3</text:span> + 7x<text:span text:style-name="T54">2</text:span> + 7x — 15.</text:p>
      <text:p text:style-name="P207">5. x<text:span text:style-name="T54">3</text:span> — 6x<text:span text:style-name="T54">2</text:span> + 11x — 6.</text:p>
      <text:p text:style-name="P207"/>
      <text:p text:style-name="P207"/>
      <text:p text:style-name="P36">§ <text:span text:style-name="T143">12</text:span></text:p>
      <text:p text:style-name="P189"/>
      <text:p text:style-name="P208">Формула 6.</text:p>
      <text:p text:style-name="P208">(A + B) (A<text:span text:style-name="T54">2</text:span> — AB + B<text:span text:style-name="T54">2</text:span>) = A<text:span text:style-name="T54">3</text:span> — A<text:span text:style-name="T54">2</text:span>B + AB<text:span text:style-name="T54">2</text:span> + A<text:span text:style-name="T54">2</text:span>B — AB<text:span text:style-name="T54">2</text:span> + B<text:span text:style-name="T54">3</text:span> = A<text:span text:style-name="T54">3</text:span> + B<text:span text:style-name="T54">3</text:span>.</text:p>
      <text:p text:style-name="P208">Формула 7.</text:p>
      <text:p text:style-name="P208">(A — B) <text:span text:style-name="T148">(A</text:span><text:span text:style-name="T70">2</text:span><text:span text:style-name="T148"> + AB + B</text:span><text:span text:style-name="T70">2</text:span><text:span text:style-name="T148">) = A</text:span><text:span text:style-name="T70">3</text:span><text:span text:style-name="T148"> + A</text:span><text:span text:style-name="T70">2</text:span><text:span text:style-name="T148">B + AB</text:span><text:span text:style-name="T70">2</text:span><text:span text:style-name="T148"> — A</text:span><text:span text:style-name="T70">2</text:span><text:span text:style-name="T148">B — AB</text:span><text:span text:style-name="T70">2</text:span><text:span text:style-name="T148"> — B</text:span><text:span text:style-name="T70">3</text:span><text:span text:style-name="T148"> = A</text:span><text:span text:style-name="T70">3</text:span><text:span text:style-name="T148"> — B</text:span><text:span text:style-name="T70">3</text:span><text:span text:style-name="T148">.</text:span></text:p>
      <text:p text:style-name="P208">Формула <text:span text:style-name="T148">8.</text:span></text:p>
      <text:p text:style-name="P209">(A + B + C)<text:span text:style-name="T54">2</text:span> = (A + B + C) (A + B + C) = A<text:span text:style-name="T54">2</text:span> + AB + AC + AB + B<text:span text:style-name="T54">2</text:span> + BC + AC + BC + C<text:span text:style-name="T54">2</text:span> =</text:p>
      <text:p text:style-name="P209">= A<text:span text:style-name="T54">2</text:span> + B<text:span text:style-name="T54">2</text:span> + C<text:span text:style-name="T54">2</text:span> + 2 AB + 2 AC + 2BC.</text:p>
      <text:p text:style-name="P209"/>
      <text:p text:style-name="P37"/>
      <text:p text:style-name="P190">Упражнения</text:p>
      <text:p text:style-name="P215"/>
      <text:p text:style-name="P210">1. <text:span text:style-name="T149">(3ab — x</text:span><text:span text:style-name="T71">2</text:span><text:span text:style-name="T149">) (3ab + x</text:span><text:span text:style-name="T71">2</text:span><text:span text:style-name="T149">) = </text:span>9a<text:span text:style-name="T54">2</text:span>b<text:span text:style-name="T54">2</text:span> — x<text:span text:style-name="T54">4</text:span>.</text:p>
      <text:p text:style-name="P211">2. (x — 1) (x + 1) (x<text:span text:style-name="T54">2</text:span> + 1) = <text:span text:style-name="T149">(x</text:span><text:span text:style-name="T71">2</text:span><text:span text:style-name="T149"> + 1) (x</text:span><text:span text:style-name="T71">2</text:span><text:span text:style-name="T149"> — 1) = x</text:span><text:span text:style-name="T71">4</text:span><text:span text:style-name="T149"> — 1.</text:span></text:p>
      <text:p text:style-name="P212">3. (a + b)<text:span text:style-name="T54">2 </text:span>(a — b)<text:span text:style-name="T54">2</text:span> = (a<text:span text:style-name="T54">2</text:span> + 2ab + b<text:span text:style-name="T54">2</text:span>) (a<text:span text:style-name="T54">2</text:span> — 2ab + b<text:span text:style-name="T54">2</text:span>) <text:span text:style-name="T150">= a</text:span><text:span text:style-name="T73">4</text:span><text:span text:style-name="T152"> — 2a</text:span><text:span text:style-name="T73">3</text:span><text:span text:style-name="T152">b + a</text:span><text:span text:style-name="T73">2</text:span><text:span text:style-name="T152">b</text:span><text:span text:style-name="T73">2</text:span><text:span text:style-name="T152"> + 2a</text:span><text:span text:style-name="T73">3</text:span><text:span text:style-name="T152">b — 4a</text:span><text:span text:style-name="T73">2</text:span><text:span text:style-name="T152">b</text:span><text:span text:style-name="T73">2</text:span><text:span text:style-name="T152"> + 2ab</text:span><text:span text:style-name="T74">3 </text:span><text:span text:style-name="T152">+ a</text:span><text:span text:style-name="T73">2</text:span><text:span text:style-name="T152">b</text:span><text:span text:style-name="T73">2</text:span><text:span text:style-name="T152"> — 2ab</text:span><text:span text:style-name="T73">3</text:span><text:span text:style-name="T152"> + b</text:span><text:span text:style-name="T73">4</text:span><text:span text:style-name="T153"> = a</text:span><text:span text:style-name="T73">4</text:span><text:span text:style-name="T152"> — 2a</text:span><text:span text:style-name="T73">2</text:span><text:span text:style-name="T152">b</text:span><text:span text:style-name="T73">2 </text:span><text:span text:style-name="T152">+ b</text:span><text:span text:style-name="T73">4</text:span><text:span text:style-name="T153">.</text:span></text:p>
      <text:p text:style-name="P213">(a + b)<text:span text:style-name="T54">2 </text:span>(a — b)<text:span text:style-name="T54">2</text:span> = <text:span text:style-name="T151">(a</text:span><text:span text:style-name="T72">2</text:span><text:span text:style-name="T151"> + 2ab + b</text:span><text:span text:style-name="T72">2</text:span><text:span text:style-name="T151">) (a</text:span><text:span text:style-name="T72">2</text:span><text:span text:style-name="T151"> — 2ab + b</text:span><text:span text:style-name="T72">2</text:span><text:span text:style-name="T151">) = (a</text:span><text:span text:style-name="T72">2</text:span><text:span text:style-name="T151"> + 2ab) (a</text:span><text:span text:style-name="T72">2</text:span><text:span text:style-name="T151"> — 2ab) + b</text:span><text:span text:style-name="T75">2</text:span><text:span text:style-name="T155"> (a</text:span><text:span text:style-name="T72">2</text:span><text:span text:style-name="T151"> + 2ab) + b</text:span><text:span text:style-name="T75">2</text:span><text:span text:style-name="T155">(a</text:span><text:span text:style-name="T72">2</text:span><text:span text:style-name="T151"> — 2ab) + b</text:span><text:span text:style-name="T75">4 </text:span><text:span text:style-name="T155">= <text:s/>a</text:span><text:span text:style-name="T75">4</text:span><text:span text:style-name="T155"> - <text:s/>4a</text:span><text:span text:style-name="T75">2</text:span><text:span text:style-name="T155">b</text:span><text:span text:style-name="T75">2</text:span><text:span text:style-name="T155"> + a</text:span><text:span text:style-name="T75">2</text:span><text:span text:style-name="T155">b</text:span><text:span text:style-name="T75">2 </text:span><text:span text:style-name="T155">+ <text:s/>2ab</text:span><text:span text:style-name="T75">3</text:span><text:span text:style-name="T155"> + a</text:span><text:span text:style-name="T75">2</text:span><text:span text:style-name="T155">b</text:span><text:span text:style-name="T75">2 </text:span><text:span text:style-name="T151">— <text:s/>2ab</text:span><text:span text:style-name="T77">3</text:span><text:span text:style-name="T156"> + b</text:span><text:span text:style-name="T75">4 </text:span><text:span text:style-name="T155">= a</text:span><text:span text:style-name="T75">4</text:span><text:span text:style-name="T155"> — 2a</text:span><text:span text:style-name="T73">2</text:span><text:span text:style-name="T152">b</text:span><text:span text:style-name="T73">2 <text:s/></text:span><text:span text:style-name="T152">+ b</text:span><text:span text:style-name="T73">4</text:span><text:span text:style-name="T152">.</text:span></text:p>
      <text:p text:style-name="P216">4. (a<text:span text:style-name="T54">2</text:span> + 3ab + b<text:span text:style-name="T54">2</text:span>) (a<text:span text:style-name="T54">2</text:span> — 3ab + b<text:span text:style-name="T54">2</text:span>) = (a<text:span text:style-name="T54">2</text:span> + 3ab<text:span text:style-name="T155">) (</text:span>a<text:span text:style-name="T54">2</text:span> — 3ab<text:span text:style-name="T155">) + <text:s/></text:span>b<text:span text:style-name="T54">2 </text:span><text:span text:style-name="T155">(</text:span>a<text:span text:style-name="T54">2</text:span> + 3ab<text:span text:style-name="T155">) + <text:s/></text:span>b<text:span text:style-name="T54">2</text:span>(a<text:span text:style-name="T54">2</text:span> — 3ab<text:span text:style-name="T155">) + <text:s/></text:span>b<text:span text:style-name="T75">4</text:span><text:span text:style-name="T155"> =</text:span></text:p>
      <text:p text:style-name="P217">= a<text:span text:style-name="T54">4</text:span> — 9a<text:span text:style-name="T54">2</text:span>b<text:span text:style-name="T54">2</text:span> + <text:s/><text:span text:style-name="T154">b</text:span><text:span text:style-name="T76">2 </text:span><text:span text:style-name="T154">a</text:span><text:span text:style-name="T76">2</text:span><text:span text:style-name="T154"> </text:span>+ <text:s/><text:span text:style-name="T154">3ab</text:span><text:span text:style-name="T54">3</text:span> + <text:s/><text:span text:style-name="T154">b</text:span><text:span text:style-name="T76">2</text:span><text:span text:style-name="T154">a</text:span><text:span text:style-name="T76">2</text:span><text:span text:style-name="T154"> - <text:s/>3ab</text:span><text:span text:style-name="T54">3</text:span> + b<text:span text:style-name="T54">4</text:span> = a<text:span text:style-name="T54">4</text:span> — 7a<text:span text:style-name="T54">2</text:span>b<text:span text:style-name="T54">2 </text:span>+ b<text:span text:style-name="T54">4</text:span>.</text:p>
      <text:p text:style-name="P214"><text:span text:style-name="T156">5. (3x — 2y) (9x</text:span><text:span text:style-name="T78">2</text:span><text:span text:style-name="T157"> + 6xy + 4y</text:span><text:span text:style-name="T78">2</text:span><text:span text:style-name="T157">) = 27x</text:span><text:span text:style-name="T78">3</text:span><text:span text:style-name="T157"> — 8y</text:span><text:span text:style-name="T78">3</text:span><text:span text:style-name="T157">.</text:span></text:p>
      <text:p text:style-name="P218">6. (2x + 1)<text:span text:style-name="T54">3</text:span> = 8x<text:span text:style-name="T54">3</text:span> + 12x<text:span text:style-name="T54">2</text:span> + 6x + 1.</text:p>
      <text:p text:style-name="P218">7. (-a — b)<text:span text:style-name="T54">2</text:span> = a<text:span text:style-name="T54">2</text:span> + 2ab + b<text:span text:style-name="T54">2</text:span>.</text:p>
      <text:p text:style-name="P219">8. (x<text:span text:style-name="T54">2</text:span> + 2x — 1)<text:span text:style-name="T54">2</text:span> = (x<text:span text:style-name="T54">2</text:span> + 2x — 1) (x<text:span text:style-name="T54">2</text:span> + 2x — 1) <text:span text:style-name="T158">= </text:span>x<text:span text:style-name="T79">4</text:span> <text:span text:style-name="T158">+ 2x</text:span><text:span text:style-name="T79">3</text:span><text:span text:style-name="T158"> — x</text:span><text:span text:style-name="T79">2</text:span><text:span text:style-name="T158"> + 2x</text:span><text:span text:style-name="T79">3</text:span><text:span text:style-name="T158"> + 4x</text:span><text:span text:style-name="T79">2</text:span><text:span text:style-name="T158"> — 2x — x</text:span><text:span text:style-name="T79">2</text:span><text:span text:style-name="T158"> — 2x + 1 =</text:span></text:p>
      <text:p text:style-name="P219"><text:span text:style-name="T158"><text:s/>= <text:s/></text:span>x<text:span text:style-name="T79">4 </text:span><text:span text:style-name="T158">+ 4x</text:span><text:span text:style-name="T79">3 </text:span><text:span text:style-name="T158">+ 2x</text:span><text:span text:style-name="T79">2</text:span><text:span text:style-name="T158"> — 4x + 1.</text:span></text:p>
      <text:p text:style-name="P220"/>
      <text:p text:style-name="P221">9. (a + b) x = a<text:span text:style-name="T81">2</text:span> — b<text:span text:style-name="T80">2</text:span></text:p>
      <text:p text:style-name="P225">x = (a + b) (a — b) / (a + b) = a — b.</text:p>
      <text:p text:style-name="P221"><text:span text:style-name="T159">10. (3a</text:span><text:span text:style-name="T81">2</text:span><text:span text:style-name="T159"> — 2b) x = 9a</text:span><text:span text:style-name="T81">4</text:span><text:span text:style-name="T159"> — 4b</text:span><text:span text:style-name="T81">2</text:span></text:p>
      <text:p text:style-name="P221"><text:span text:style-name="T159">x = (3a</text:span><text:span text:style-name="T81">2</text:span><text:span text:style-name="T159"> — 2b) (3a</text:span><text:span text:style-name="T81">2</text:span><text:span text:style-name="T159"> + 2b) / (3a</text:span><text:span text:style-name="T81">2</text:span><text:span text:style-name="T159"> — 2b) = <text:s/>3a</text:span><text:span text:style-name="T81">2</text:span><text:span text:style-name="T159"> + 2b.</text:span></text:p>
      <text:p text:style-name="P222">11. (2p + 3q) x = 4p<text:span text:style-name="T54">2</text:span> + 12pq + 9q<text:span text:style-name="T54">2</text:span></text:p>
      <text:p text:style-name="P223">x = (2p + 3q)<text:span text:style-name="T54">2</text:span> / <text:span text:style-name="T160">(2p + 3q) </text:span>= <text:s/><text:span text:style-name="T160">2p + 3q.</text:span></text:p>
      <text:p text:style-name="P223">12. (a<text:span text:style-name="T54">3</text:span> — 8b<text:span text:style-name="T54">3</text:span>) : x = a — 2b</text:p>
      <text:p text:style-name="P223">x = (a — 2b) (a + 2b)<text:span text:style-name="T54">2</text:span> : (a — 2b) = (a + 2b)<text:span text:style-name="T54">2</text:span> = <text:s/>a<text:span text:style-name="T54">2</text:span> + 2ab + 4b<text:span text:style-name="T54">2</text:span>.</text:p>
      <text:p text:style-name="P223">13. x : (3p + q) = 9p<text:span text:style-name="T54">2</text:span> — 3pq + q<text:span text:style-name="T54">2</text:span></text:p>
      <text:p text:style-name="P224">x = (3p — q)<text:span text:style-name="T54">2</text:span> (3p + q) = (3p + q) (3p — q) (3p — q) = <text:span text:style-name="T161">(9p</text:span><text:span text:style-name="T82">2</text:span><text:span text:style-name="T161"> — q</text:span><text:span text:style-name="T82">2</text:span><text:span text:style-name="T161">) </text:span>(3p — q) <text:span text:style-name="T161">= 27p</text:span><text:span text:style-name="T82">3</text:span><text:span text:style-name="T161"> — 9p</text:span><text:span text:style-name="T82">2</text:span><text:span text:style-name="T161">q + <text:s/>9p</text:span><text:span text:style-name="T82">2</text:span><text:span text:style-name="T161">q + q</text:span><text:span text:style-name="T82">3 </text:span><text:span text:style-name="T161">= </text:span>27p<text:span text:style-name="T54">3</text:span> + q<text:span text:style-name="T54">3</text:span>.</text:p>
      <text:p text:style-name="P224"/>
      <text:p text:style-name="P224"/>
      <text:p text:style-name="P224"/>
      <text:p text:style-name="P38"><text:soft-page-break/>§ <text:span text:style-name="T143">13</text:span></text:p>
      <text:p text:style-name="P38"/>
      <text:p text:style-name="P191">Упражнения</text:p>
      <text:p text:style-name="P191"/>
      <text:p text:style-name="P226">1. 1591.<text:tab/><text:tab/>2. <text:span text:style-name="T163">1764.<text:tab/><text:tab/>3. 9216.<text:tab/><text:tab/>4. 8064.</text:span></text:p>
      <text:p text:style-name="P227">5. <text:span text:style-name="T164">(x </text:span>½<text:span text:style-name="T164">)</text:span><text:span text:style-name="T84">2</text:span><text:span text:style-name="T164"> =</text:span> <text:span text:style-name="T164">(</text:span>x <text:span text:style-name="T164">+ </text:span>½<text:span text:style-name="T162">)</text:span><text:span text:style-name="T83">2</text:span> <text:span text:style-name="T162">=</text:span> <text:span text:style-name="T162">x</text:span><text:span text:style-name="T83">2</text:span><text:span text:style-name="T162"> + 2 * </text:span>½ <text:span text:style-name="T162">* x + (</text:span>½<text:span text:style-name="T162">)</text:span><text:span text:style-name="T83">2</text:span><text:span text:style-name="T162"> = <text:s/>x</text:span><text:span text:style-name="T83">2 </text:span><text:span text:style-name="T162">+ x + ¼ = x (x + 1) + <text:s/>¼.</text:span></text:p>
      <text:p text:style-name="P241"><text:span text:style-name="T131">6. (1,0035)</text:span><text:span text:style-name="T126">2</text:span><text:span text:style-name="T131"> = (1 + 0,0035)</text:span><text:span text:style-name="T126">2</text:span><text:span text:style-name="T131"> </text:span><text:span text:style-name="T167">≈</text:span><text:span text:style-name="T131"> 1,007.</text:span></text:p>
      <text:p text:style-name="P228">7. (0,997)<text:span text:style-name="T54">3</text:span> = (1 — 0,003)<text:span text:style-name="T54">3</text:span> <text:span text:style-name="T166">≈</text:span> 1 — 3 * 0,003 <text:span text:style-name="T166">≈ </text:span><text:span text:style-name="T165">1 — 0,009 </text:span><text:span text:style-name="T166">≈ </text:span><text:span text:style-name="T165">0,991</text:span>.</text:p>
      <text:p text:style-name="P241"><text:span text:style-name="T132">8. </text:span><text:span text:style-name="T132"><draw:frame draw:style-name="fr1" draw:name="Object95" text:anchor-type="as-char" svg:y="-0.619cm" svg:width="1.238cm" svg:height="0.998cm" draw:z-index="26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32"><text:s/>= </text:span><text:span text:style-name="T132"><draw:frame draw:style-name="fr1" draw:name="Object96" text:anchor-type="as-char" svg:y="-0.619cm" svg:width="2.039cm" svg:height="1.037cm" draw:z-index="3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67">≈ </text:span><text:span text:style-name="T170">1 — 0,003 </text:span><text:span text:style-name="T168">≈ <text:s/></text:span><text:span text:style-name="T169">0,997.</text:span></text:p>
      <text:p text:style-name="P242"/>
      <text:p text:style-name="P39">§ <text:span text:style-name="T143">14</text:span></text:p>
      <text:p text:style-name="P39"/>
      <text:p text:style-name="P192">Упражнения</text:p>
      <text:p text:style-name="P192"/>
      <text:p text:style-name="P229">1. x (x + 1) (x + 2) (x + 3) + 1 = (x<text:span text:style-name="T54">2 </text:span>+ 3x + 1)<text:span text:style-name="T54">2</text:span></text:p>
      <text:p text:style-name="P229">(x<text:span text:style-name="T54">2</text:span> + x) (x + 2) (x + 3) + 1 = (x<text:span text:style-name="T54">2 </text:span>+ 3x + 1) (x<text:span text:style-name="T54">2 </text:span>+ 3x + 1)</text:p>
      <text:p text:style-name="P229">(x<text:span text:style-name="T54">3</text:span> + 2x<text:span text:style-name="T54">2</text:span> + x<text:span text:style-name="T54">2</text:span> + 2x) (x + 3) + 1 = x<text:span text:style-name="T54">4</text:span> + 3x<text:span text:style-name="T54">3</text:span> + x<text:span text:style-name="T54">2</text:span> + 3x<text:span text:style-name="T54">3</text:span> + 9x<text:span text:style-name="T54">2</text:span> + 3x + x<text:span text:style-name="T54">2</text:span> + 3x + 1</text:p>
      <text:p text:style-name="P229">x<text:span text:style-name="T54">4</text:span> + 3x<text:span text:style-name="T54">3</text:span> + 2x<text:span text:style-name="T54">3</text:span> + 6x<text:span text:style-name="T54">2</text:span> + x<text:span text:style-name="T54">3</text:span> + 3x<text:span text:style-name="T54">2</text:span> + 2x<text:span text:style-name="T54">2</text:span> + 6x + 1 = <text:s/>x<text:span text:style-name="T54">4</text:span> + 6x<text:span text:style-name="T54">3</text:span> + 11x<text:span text:style-name="T54">2</text:span> + 6x + 1</text:p>
      <text:p text:style-name="P229">x<text:span text:style-name="T54">4</text:span> + 6x<text:span text:style-name="T54">3</text:span> + 11x<text:span text:style-name="T54">2</text:span> + 6x + 1 = x<text:span text:style-name="T54">4</text:span> + 6x<text:span text:style-name="T54">3</text:span> + 11x<text:span text:style-name="T54">2</text:span> + 6x + 1.</text:p>
      <text:p text:style-name="P229"/>
      <text:p text:style-name="P229">2. (a<text:span text:style-name="T54">2</text:span> + b<text:span text:style-name="T54">2</text:span>) (c<text:span text:style-name="T54">2</text:span> + d<text:span text:style-name="T54">2</text:span>) = (ac — bd)<text:span text:style-name="T54">2</text:span> + (ad + bc)<text:span text:style-name="T54">2</text:span></text:p>
      <text:p text:style-name="P230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71">= </text:span>a<text:span text:style-name="T85">2</text:span>c<text:span text:style-name="T85">2</text:span><text:span text:style-name="T171"> — 2abcd + b</text:span><text:span text:style-name="T85">2</text:span><text:span text:style-name="T171">d</text:span><text:span text:style-name="T85">2</text:span><text:span text:style-name="T171"> + </text:span>a<text:span text:style-name="T85">2</text:span>d<text:span text:style-name="T85">2</text:span><text:span text:style-name="T171"> + 2</text:span>a<text:span text:style-name="T172">bcd</text:span> <text:span text:style-name="T171">+ b</text:span><text:span text:style-name="T85">2</text:span><text:span text:style-name="T171">c</text:span><text:span text:style-name="T85">2</text:span></text:p>
      <text:p text:style-name="P230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72">= </text:span>a<text:span text:style-name="T85">2</text:span>c<text:span text:style-name="T85">2 </text:span><text:span text:style-name="T171">+ </text:span>a<text:span text:style-name="T85">2</text:span>d<text:span text:style-name="T85">2 </text:span><text:span text:style-name="T172">+ b</text:span><text:span text:style-name="T85">2</text:span><text:span text:style-name="T171">c</text:span><text:span text:style-name="T85">2 </text:span><text:span text:style-name="T172">+ b</text:span><text:span text:style-name="T85">2</text:span><text:span text:style-name="T171">d</text:span><text:span text:style-name="T85">2</text:span><text:span text:style-name="T171">.</text:span></text:p>
      <text:p text:style-name="P230"/>
      <text:p text:style-name="P230"/>
      <text:p text:style-name="P40">ГЛАВА <text:span text:style-name="T48">IV</text:span></text:p>
      <text:p text:style-name="P40"/>
      <text:p text:style-name="P231">§ <text:span text:style-name="T173">2</text:span></text:p>
      <text:p text:style-name="P231"/>
      <text:p text:style-name="P193">Упражнения</text:p>
      <text:p text:style-name="P193"/>
      <text:p text:style-name="P234">1. 7a<text:span text:style-name="T54">2</text:span>b<text:span text:style-name="T54">2</text:span> + 14a<text:span text:style-name="T54">3</text:span>b — 28ab<text:span text:style-name="T54">3</text:span> = <text:span text:style-name="T174">7ab * ab + 2 * 7ab * a</text:span><text:span text:style-name="T86">2</text:span><text:span text:style-name="T174"> — 4 * 7ab * b</text:span><text:span text:style-name="T86">2</text:span><text:span text:style-name="T174"> = 7ab (ab + 2a</text:span><text:span text:style-name="T86">2</text:span><text:span text:style-name="T174"> — 4b</text:span><text:span text:style-name="T86">2</text:span><text:span text:style-name="T174">).</text:span></text:p>
      <text:p text:style-name="P235">2. x<text:span text:style-name="T54">3</text:span> + 3x<text:span text:style-name="T54">2</text:span> + x = x (x<text:span text:style-name="T54">2</text:span> + 3x + 1).</text:p>
      <text:p text:style-name="P235">3. a (c + d) + b (c + d) = <text:span text:style-name="T175">(a + b) (c + d).</text:span></text:p>
      <text:p text:style-name="P236">4. a (c — 3d) + b (3d — c) = <text:span text:style-name="T175">(a — b) (c — 3d).</text:span></text:p>
      <text:p text:style-name="P236">5. 3ax (5x<text:span text:style-name="T54">2</text:span> — 15 y<text:span text:style-name="T54">2</text:span>) — 6ay (6y<text:span text:style-name="T54">2</text:span> — 2x<text:span text:style-name="T54">2</text:span>) = 3ax * 5 (x<text:span text:style-name="T54">2</text:span> — 3y<text:span text:style-name="T54">2</text:span>) — 6ay * 2 (3y<text:span text:style-name="T54">2</text:span> — x<text:span text:style-name="T54">2</text:span>) =</text:p>
      <text:p text:style-name="P236"><text:s text:c="4"/>= (15ax <text:span text:style-name="T175">+</text:span> 12ay) (x<text:span text:style-name="T54">2</text:span> — 3y<text:span text:style-name="T54">2</text:span>) <text:span text:style-name="T175">= 3a (5x + 4y) (x</text:span><text:span text:style-name="T87">2</text:span><text:span text:style-name="T175"> — 3y</text:span><text:span text:style-name="T87">2</text:span><text:span text:style-name="T175">).</text:span></text:p>
      <text:p text:style-name="P236"/>
      <text:p text:style-name="P236"/>
      <text:p text:style-name="P232">§ <text:span text:style-name="T176">3</text:span></text:p>
      <text:p text:style-name="P232"/>
      <text:p text:style-name="P194">Упражнения</text:p>
      <text:p text:style-name="P194"/>
      <text:p text:style-name="P237">1. 2abc — 2ab<text:span text:style-name="T54">2</text:span> — 3b<text:span text:style-name="T54">2</text:span>c + b<text:span text:style-name="T54">3</text:span> — a<text:span text:style-name="T54">2</text:span>c — ac<text:span text:style-name="T54">2</text:span> + 4a<text:span text:style-name="T54">2</text:span>b = b<text:span text:style-name="T54">3</text:span> — 2ab<text:span text:style-name="T54">2</text:span> — 3b<text:span text:style-name="T54">2</text:span>c + 2abc + 4a<text:span text:style-name="T54">2</text:span>b — a<text:span text:style-name="T54">2</text:span>c — ac<text:span text:style-name="T54">2</text:span> <text:span text:style-name="T177">=</text:span></text:p>
      <text:p text:style-name="P238"><text:s text:c="4"/><text:span text:style-name="T177">= b</text:span><text:span text:style-name="T88">3</text:span><text:span text:style-name="T177"> — b</text:span><text:span text:style-name="T88">2</text:span><text:span text:style-name="T177">(2a + 3c) + b * 2a (2a + c) </text:span>—<text:span text:style-name="T177"> </text:span>ac <text:span text:style-name="T177">(a + </text:span>c<text:span text:style-name="T177">)</text:span>.</text:p>
      <text:p text:style-name="P237">2. x<text:span text:style-name="T54">4</text:span> + y<text:span text:style-name="T54">4</text:span> + z<text:span text:style-name="T54">4</text:span> — 2x<text:span text:style-name="T54">2</text:span>y<text:span text:style-name="T54">2</text:span> — 2x<text:span text:style-name="T54">2</text:span>z<text:span text:style-name="T54">2</text:span> — 2y<text:span text:style-name="T54">2</text:span>z<text:span text:style-name="T54">2</text:span> = y<text:span text:style-name="T54">4</text:span> — 2x<text:span text:style-name="T54">2</text:span>y<text:span text:style-name="T54">2</text:span> — 2y<text:span text:style-name="T54">2</text:span>z<text:span text:style-name="T54">2</text:span> + x<text:span text:style-name="T54">4</text:span> + z<text:span text:style-name="T54">4</text:span> — 2x<text:span text:style-name="T54">2</text:span>z<text:span text:style-name="T54">2</text:span> <text:span text:style-name="T177">=</text:span></text:p>
      <text:p text:style-name="P238"><text:s text:c="4"/><text:span text:style-name="T177">= y</text:span><text:span text:style-name="T88">4</text:span><text:span text:style-name="T177"> — 2 * y</text:span><text:span text:style-name="T88">2 </text:span><text:span text:style-name="T177">(x</text:span><text:span text:style-name="T88">2</text:span><text:span text:style-name="T177"> + z</text:span><text:span text:style-name="T88">2</text:span><text:span text:style-name="T177">) + x</text:span><text:span text:style-name="T88">4</text:span><text:span text:style-name="T177"> + z</text:span><text:span text:style-name="T88">4</text:span><text:span text:style-name="T177"> — 2x</text:span><text:span text:style-name="T88">2</text:span><text:span text:style-name="T177">z</text:span><text:span text:style-name="T88">2</text:span><text:span text:style-name="T177"> = y</text:span><text:span text:style-name="T88">4</text:span><text:span text:style-name="T177"> — 2 * y</text:span><text:span text:style-name="T88">2 </text:span><text:span text:style-name="T177">(x</text:span><text:span text:style-name="T88">2</text:span><text:span text:style-name="T177"> + z</text:span><text:span text:style-name="T88">2</text:span><text:span text:style-name="T177">) + (x</text:span><text:span text:style-name="T88">2</text:span><text:span text:style-name="T177"> — z</text:span><text:span text:style-name="T88">2</text:span><text:span text:style-name="T177">)</text:span><text:span text:style-name="T88">2</text:span><text:span text:style-name="T177">.</text:span></text:p>
      <text:p text:style-name="P238"/>
      <text:p text:style-name="P238"/>
      <text:p text:style-name="P233"/>
      <text:p text:style-name="P233"/>
      <text:p text:style-name="P233"><text:soft-page-break/>§ <text:span text:style-name="T178">4</text:span></text:p>
      <text:p text:style-name="P233"/>
      <text:p text:style-name="P195">Упражнения</text:p>
      <text:p text:style-name="P195"/>
      <text:p text:style-name="P239">1. 4x<text:span text:style-name="T54">2</text:span>y — 4xy<text:span text:style-name="T54">2</text:span> — y + x = <text:span text:style-name="T180">x (4xy + 1) — y (4xy + 1) = (x — y) (4xy + 1). <text:s/></text:span></text:p>
      <text:p text:style-name="P239">2. 2ax + ay — az — 2bx — by + bz = a (2x + y — z) — b (2x + y — z) = (a — b) (2x + y — z).</text:p>
      <text:p text:style-name="P239">3. a<text:span text:style-name="T54">3</text:span> + a — 2ab + 3 + 3a<text:span text:style-name="T54">2</text:span> — 6b = a<text:span text:style-name="T54">3</text:span> + 3a<text:span text:style-name="T54">2</text:span> + a (1 — 2b) + 3 (1 — 2b) = a<text:span text:style-name="T54">3</text:span> + 3a<text:span text:style-name="T54">2</text:span> + (a + 3) (1 — 2b) =</text:p>
      <text:p text:style-name="P240"><text:s text:c="4"/>= (a<text:span text:style-name="T54"> </text:span>+ 3) a<text:span text:style-name="T54">2</text:span> <text:s/>+ (a + 3) (1 — 2b) = (a<text:span text:style-name="T54"> </text:span>+ 3) <text:span text:style-name="T179">(a</text:span><text:span text:style-name="T89">2</text:span><text:span text:style-name="T179"> </text:span>— 2b <text:span text:style-name="T179">+ 1</text:span>).</text:p>
      <text:p text:style-name="P284">4. a<text:span text:style-name="T54">3</text:span> + 3 + 3a<text:span text:style-name="T54">2</text:span> + a = a (a<text:span text:style-name="T54">2</text:span> + 1) + 3 (a<text:span text:style-name="T54">2</text:span> + 1) = (a + 3) (a<text:span text:style-name="T54">2</text:span> + 1).</text:p>
      <text:p text:style-name="P284"/>
      <text:p text:style-name="P284"/>
      <text:p text:style-name="P287">§ <text:span text:style-name="T181">5</text:span></text:p>
      <text:p text:style-name="P287"/>
      <text:p text:style-name="P285">Упражнения</text:p>
      <text:p text:style-name="P285"/>
      <text:p text:style-name="P289">1. x<text:span text:style-name="T54">2 </text:span>+ ax — 2a<text:span text:style-name="T54">2</text:span> = <text:span text:style-name="T182">x</text:span><text:span text:style-name="T90">2</text:span><text:span text:style-name="T182"> + 2ax — ax — 2a</text:span><text:span text:style-name="T90">2</text:span><text:span text:style-name="T182"> = x (x + 2a) — a (x + 2a) = (x — a) (x + 2a).</text:span></text:p>
      <text:p text:style-name="P289">2. <text:span text:style-name="T182">x</text:span><text:span text:style-name="T90">3</text:span><text:span text:style-name="T182"> + 3bx</text:span><text:span text:style-name="T90">2</text:span><text:span text:style-name="T182"> — 4b</text:span><text:span text:style-name="T90">2</text:span><text:span text:style-name="T182">x</text:span><text:span text:style-name="T90"> </text:span><text:span text:style-name="T182">= x (x</text:span><text:span text:style-name="T90">2</text:span><text:span text:style-name="T182"> + 3bx — 4b</text:span><text:span text:style-name="T90">2</text:span><text:span text:style-name="T182">) = x (x</text:span><text:span text:style-name="T90">2</text:span><text:span text:style-name="T182"> + 4bx — bx — 4b</text:span><text:span text:style-name="T90">2</text:span><text:span text:style-name="T182">) = x [x (x + 4b) — b (x + 4b)] = x (x — b) (x + 4b).</text:span></text:p>
      <text:p text:style-name="P290">3. x<text:span text:style-name="T54">4</text:span> + 5x<text:span text:style-name="T54">2</text:span>y<text:span text:style-name="T54">2</text:span> + 6y<text:span text:style-name="T54">4</text:span> = x<text:span text:style-name="T54">4</text:span> + 2x<text:span text:style-name="T54">2</text:span>y<text:span text:style-name="T54">2</text:span> + 3x<text:span text:style-name="T54">2</text:span>y<text:span text:style-name="T54">2</text:span> + 6y<text:span text:style-name="T54">4</text:span> = x<text:span text:style-name="T54">2 </text:span>(x<text:span text:style-name="T54">2</text:span> + 2y<text:span text:style-name="T54">2</text:span>) + 3y<text:span text:style-name="T54">2</text:span> (x<text:span text:style-name="T54">2</text:span> + 2y<text:span text:style-name="T54">2</text:span>) = (x<text:span text:style-name="T54">2</text:span> + 3y<text:span text:style-name="T54">2</text:span>) (x<text:span text:style-name="T54">2</text:span> + 2y<text:span text:style-name="T54">2</text:span>).</text:p>
      <text:p text:style-name="P290"/>
      <text:p text:style-name="P290"/>
      <text:p text:style-name="P288">§ <text:span text:style-name="T183">6</text:span></text:p>
      <text:p text:style-name="P288"/>
      <text:p text:style-name="P286">Упражнения</text:p>
      <text:p text:style-name="P286"/>
      <text:p text:style-name="P292">1. x<text:span text:style-name="T54">4</text:span> — 16y<text:span text:style-name="T54">4</text:span> = <text:span text:style-name="T184">(x</text:span><text:span text:style-name="T91">2 </text:span><text:span text:style-name="T184">+ 4y</text:span><text:span text:style-name="T91">2</text:span><text:span text:style-name="T184">) (x</text:span><text:span text:style-name="T91">2 </text:span>—<text:span text:style-name="T184"> 4y</text:span><text:span text:style-name="T91">2</text:span><text:span text:style-name="T184">) = (x</text:span><text:span text:style-name="T91">2 </text:span><text:span text:style-name="T184">+ 4y</text:span><text:span text:style-name="T91">2</text:span><text:span text:style-name="T184">) (x + 2y) (x — 2y).</text:span></text:p>
      <text:p text:style-name="P292">2. 4xy<text:span text:style-name="T54">3 <text:s/></text:span>— 4x<text:span text:style-name="T54">3</text:span>y = <text:span text:style-name="T184">4xy (y</text:span><text:span text:style-name="T91">2</text:span><text:span text:style-name="T184"> — x</text:span><text:span text:style-name="T91">2</text:span><text:span text:style-name="T184">) = <text:s/>4xy (y — x) (y + x).</text:span></text:p>
      <text:p text:style-name="P294">3. a<text:span text:style-name="T54">2</text:span> + 6ab + 9b<text:span text:style-name="T54">2</text:span> — 4c<text:span text:style-name="T54">2</text:span> = (a + 3b)<text:span text:style-name="T54">2</text:span> — 4c<text:span text:style-name="T54">2</text:span> = (a + 3b — <text:span text:style-name="T185">2c) </text:span>(a + 3b <text:span text:style-name="T185">+</text:span> <text:span text:style-name="T185">2c).</text:span></text:p>
      <text:p text:style-name="P293">4. 8x<text:span text:style-name="T54">4</text:span> — 27a<text:span text:style-name="T54">3</text:span>x = <text:span text:style-name="T186">x (8x</text:span><text:span text:style-name="T92">3</text:span><text:span text:style-name="T186"> — 27a</text:span><text:span text:style-name="T92">3</text:span><text:span text:style-name="T186">) = x (2x — 3a) (4x</text:span><text:span text:style-name="T92">2</text:span><text:span text:style-name="T186"> + 6ax + 9a</text:span><text:span text:style-name="T92">2</text:span><text:span text:style-name="T186">).</text:span></text:p>
      <text:p text:style-name="P293">5. 4xy — xyz<text:span text:style-name="T93">2</text:span> = <text:span text:style-name="T187">xy (4 — z</text:span><text:span text:style-name="T93">2</text:span><text:span text:style-name="T187">) = xy (2 — z) (2 + z).</text:span></text:p>
      <text:p text:style-name="P295">6. x<text:span text:style-name="T54">2</text:span> + 2x — y<text:span text:style-name="T54">2</text:span> — 2y = <text:span text:style-name="T187">x</text:span><text:span text:style-name="T93">2</text:span><text:span text:style-name="T187"> — y</text:span><text:span text:style-name="T93">2</text:span><text:span text:style-name="T187"> + 2x — 2y = (x — y) (x + y) + 2 (x - y) = (x — y) (x + y + 2).</text:span></text:p>
      <text:p text:style-name="P2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13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9-01-17T01:01:37.466725229</dc:date>
    <dc:creator>Игорь </dc:creator>
    <meta:editing-duration>PT10H42M57S</meta:editing-duration>
    <meta:editing-cycles>119</meta:editing-cycles>
    <meta:generator>LibreOffice/6.1.1.2$MacOSX_X86_64 LibreOffice_project/5d19a1bfa650b796764388cd8b33a5af1f5baa1b</meta:generator>
    <meta:document-statistic meta:table-count="11" meta:image-count="0" meta:object-count="97" meta:page-count="18" meta:paragraph-count="706" meta:word-count="3301" meta:character-count="11298" meta:non-whitespace-character-count="8288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5/content.xml><?xml version="1.0" encoding="utf-8"?>
<math xmlns="http://www.w3.org/1998/Math/MathML" display="block">
  <semantics>
    <mfrac>
      <mn>1</mn>
      <mn>1,003</mn>
    </mfrac>
    <annotation encoding="StarMath 5.0">1 over 1,003</annotation>
  </semantics>
</math>
</file>

<file path=Object 96/content.xml><?xml version="1.0" encoding="utf-8"?>
<math xmlns="http://www.w3.org/1998/Math/MathML" display="block">
  <semantics>
    <mfrac>
      <mn>1</mn>
      <mrow>
        <mo fence="true" stretchy="false">(</mo>
        <mrow>
          <mrow>
            <mn>1</mn>
            <mo stretchy="false">+</mo>
            <mn>0,003</mn>
          </mrow>
        </mrow>
        <mo fence="true" stretchy="false">)</mo>
      </mrow>
    </mfrac>
    <annotation encoding="StarMath 5.0">1 over (1 + 0,003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